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1" svg:font-family="'Nachlieli CLM'"/>
    <style:font-face style:name="Shlomo" svg:font-family="Shlomo" style:font-pitch="variable"/>
    <style:font-face style:name="Shlomo1" svg:font-family="Shlomo"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achlieli CLM" svg:font-family="'Nachlieli CLM'"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end" style:justify-single-word="false" style:writing-mode="rl-tb"/>
    </style:style>
    <style:style style:name="P2" style:family="paragraph" style:parent-style-name="Text_20_body" style:list-style-name="L1">
      <style:paragraph-properties fo:text-align="end" style:justify-single-word="false" style:writing-mode="rl-tb"/>
    </style:style>
    <style:style style:name="P3" style:family="paragraph" style:parent-style-name="Text_20_body" style:list-style-name="L1">
      <style:paragraph-properties fo:margin-top="0in" fo:margin-bottom="0in" loext:contextual-spacing="false" fo:text-align="end" style:justify-single-word="false" style:writing-mode="rl-tb"/>
    </style:style>
    <style:style style:name="P4" style:family="paragraph" style:parent-style-name="List_20_Contents">
      <style:paragraph-properties fo:margin-top="0in" fo:margin-bottom="0.1965in" loext:contextual-spacing="false" fo:text-align="end" style:justify-single-word="false" style:writing-mode="rl-tb"/>
    </style:style>
    <style:style style:name="T1" style:family="text">
      <style:text-properties style:font-weight-complex="bold"/>
    </style:style>
    <style:style style:name="T2" style:family="text">
      <style:text-properties officeooo:rsid="000d4440"/>
    </style:style>
    <style:style style:name="T3" style:family="text">
      <style:text-properties officeooo:rsid="000f01de"/>
    </style:style>
    <style:style style:name="T4" style:family="text">
      <style:text-properties officeooo:rsid="0010e20f"/>
    </style:style>
    <style:style style:name="T5" style:family="text">
      <style:text-properties fo:font-size="10pt"/>
    </style:style>
    <style:style style:name="T6" style:family="text">
      <style:text-properties style:font-size-complex="10pt"/>
    </style:style>
    <style:style style:name="T7" style:family="text">
      <style:text-properties fo:font-size="7pt"/>
    </style:style>
    <style:style style:name="T8" style:family="text">
      <style:text-properties style:font-size-complex="7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נִשְׁמַת כׇּל<text:span text:style-name="T2">־</text:span>חַי תְּבָרֵךְ אֶת שִׁמְךָ, יְיָ אֱלֹהֵֽינוּ, וְרוּחַ כׇּל בָּשָׂר תְּפָאֵר וּתְרוֹמֵם זִכְרְךָ, מַלְכֵּֽנוּ, תָּמִיד. מִן הָעוֹלָם וְעַד הָעוֹלָם אַתָּה אֵל, וּמִבַּלְעָדֶֽיךָ אֵין לָֽנוּ מֶֽלֶךְ גּוֹאֵל וּמוֹשִֽיעַ, פּוֹדֶה וּמַצִּיל וּמְפַרְנֵס, וּמְרַחֵם בְּכׇל עֵת צָרָה וְצוּקָה; אֵין לָֽנוּ מֶֽלֶךְ אֶלָּא אָֽתָּה. אֱלֹהֵי הָרִאשׁוֹנִים וְהָאַחֲרוֹנִים, אֱלֽוֹהַּ כׇּל בְּרִיוֹת, אֲדוֹן כׇּל תּוֹלָדוֹת, הַמְּהֻלָל בְּרֹב הַתִּשְׁבָּחוֹת, הַמְנַהֵג עוֹלָמוֹ בְּחֶֽסֶד וּבְרִיּוֹתָיו בְּרַחֲמִים. וַייָ לֹא יָנוּם וְלֹא יִישָׁן, הַמְעוֹרֵר יְשֵׁנִים, וְהַמֵּקִיץ נִרְדָּמִים, וְהַמֵּשִֽׂיחַ אִלְּמִים, וְהַמַּתִּיר אֲסוּרִים, וְהַסּוֹמֵךְ נוֹפְלִים, וְהַזּוֹקֵף כְּפוּפִים. לְךָ לְבַדְּךָ אֲנַֽחְנוּ מוֹדִים. אִלּוּ פִֽינוּ מָלֵא שִׁירָה כַּיָּם, וּלְשׁוֹנֵֽנוּ רִנָּה כַּהֲמוֹן גַּלָּיו, וְשִׂפְתוֹתֵֽינוּ שֶֽׁבַח כְּמֶרְחֲבֵי רָקִֽיעַ, וְעֵינֵֽינוּ מְאִירוֹת כַּשֶֽׁמֶשׁ וְכַיָּרֵֽחַ, וְיָדֵֽינוּ פְרוּשׂוֹת כְּנִשְׂרֵי שָׁמָֽיִם, וְרַגְלֵֽינוּ קַלּוֹת כָּאַיָּלוֹת, אֵין אֲנַֽחְנוּ מַסְפִּיקִים לְהוֹדוֹת לְךָ, יְיָ אֱלֹהֵֽינוּ וֵאלֹהֵי אֲבוֹתֵֽינוּ, וּלְבָרֵךְ אֶת שִׁמְךָ עַל אַחַת מֵאָֽלֶף, אֶֽלֶף אַלְפֵי אֲלָפִים וְרִבֵּי רְבָבוֹת פְּעָמִים הַטּוֹבוֹת שֶׁעָשִֽׂיתָ עִם אֲבוֹתֵֽינוּ וְעִמָּֽנוּ. מִמִּצְרַֽיִם גְּאַלְתָּֽנוּ, יְיָ אֱלֹהֵֽינוּ, וּמִבֵּית עֲבָדִים פְּדִיתָֽנוּ; בְּרָעָב זַנְתָּֽנוּ וּבְשָׂבָע כִּלְכַּלְתָּֽנוּ; מֵחֶֽרֶב הִצַּלְתָּֽנוּ וּמִדֶּֽבֶר מִלַּטְתָּֽנוּ, וּמֵחֳלָיִם רָעִים וְנֶאֱמָנִים דִּלִּיתָֽנוּ. עַד הֵֽנָּה עֲזָרֽוּנוּ רַחֲמֶֽיךָ וְלֹא עֲזָבֽוּנוּ חֲסָדֶֽיךָ; וְאַל תִּטְּשֵֽׁנוּ, יְיָ אֱלֹהֵֽינוּ, לָנֶֽצַח. עַל כֵּן, אֵבָרִים שֶׁפִּלַּֽגְתָּ <text:bookmark text:name="333"/>בָּֽנוּ, וְרֽוּחַ וּנְשָׁמָה שֶׁנָּפַֽחְתָּ בְּאַפֵּֽינוּ, וְלָשׁוֹן אֲשֶׁר שַֽׂמְתָּ בְּפִֽינוּ, הֵן הֵם יוֹדוּ וִיבָרְכוּ, וִישַׁבְּחוּ וִיפָאֲרוּ, וִירוֹמְמוּ וְיַעֲרִֽיצוּ, וְיַקְדִּֽישׁוּ וְיַמְלִֽיכוּ אֶת שִׁמְךָ, מַלְכֵּֽנוּ. כִּי כׇל-פֶּה לְךָ יוֹדֶה, וְכׇל-לָשׁוֹן לְךָ תִשָּׁבַע, וְכׇל-בֶּֽרֶךְ לְךָ תִכְרַע, וְכׇל קוֹמָה לְפָנֶֽיךָ תִשְׁתַּחֲוֶה. וְכׇל לְבָבוֹת יִירָאֽוּךָ, וְכׇל קֶֽרֶב וּכְלָיוֹת יְזַמְּרוּ לִשְׁמֶֽךָ, כַּדָבָר שֶׁכָּתוּב: כׇּל עַצְמוֹתַי תֹּאמַֽרְנָה, יְיָ מִי כָמֽוֹךָ, מַצִּיל עָנִי מֵחָזָק מִמֶּֽנוּ, וְעָנִי וְאֶבְיוֹן מִגֹּזְלוֹ. מִי יִדְמֶה לָּךְ, וּמִי יִשְׁוֶה לָּךְ, וּמִי יַעֲרׇךְ־לָךְ, הָאֵל הַגָּדוֹל, הַגִּבּוֹר וְהַנּוֹרָא, אֵל עֶלְיוֹן, קֹנֵה שָׁמַֽיִם וָאָֽרֶץ. נְהַלֶּלְךָ וּנְשַׁבֵּחֲךָ וּנְפָאֶרְךָ, וּנְבָרֵךְ אֶת שֵׁם קׇדְשֶׁךָ, כָּאָמוּר: לְדָוִד, בָּרְכִי נַפְשִׁי אֶת יְיָ, וְכׇל קְרָבַי אֶת שֵׁם קׇדְשׁוֹ. </text:p>
      <text:p text:style-name="P1">הָאֵל בְּתַעֲצֻמוֹת עֻזֶּֽךָ, הַגָּדוֹל בִּכְבוֹד שְׁמֶֽךָ, הַגִּבּוֹר לָנֶֽצַח וְהַנּוֹרָא בְּנוֹרְאוֹתֶֽיךָ, הַמֶּֽלֶךְ הַיּושֵׁב עַל כִּסֵּא רָם וְנִשָּׂא. </text:p>
      <text:p text:style-name="P1">שׁוֹכֵן עַד, מָּרוֹם וְקָּדוֹשׁ שְׁמוֹ. וְכָתוּב: רַנְּנוּ צַדִּיקִים בַּייָ, לַיְשָׁרִים נָאוָה תְהִלָּה. בְּפִי <text:span text:style-name="T1">יְ</text:span>שָׁרִים תִּתְהַלָּל, וּבְדִבְרֵי <text:span text:style-name="T1">צַ</text:span>דִּיקִים תִּתְבָּרַךְ, וּבִלְשׁוֹן <text:span text:style-name="T1">חֲ</text:span>סִידִים תִּתְרוֹמָם, וּבְקֶרֶב <text:span text:style-name="T1">קְ</text:span>דוֹשִׁים תִּתְקַדָּשׁ. וּבְמַקְהֲלוֹת רִבְבוֹת עַמְּךָ בֵּית יִשְׂרָאֵל בְּרִנָּה יִתְפָּאַר שִׁמְךָ, מַלְכֵּנוּ, בְּכׇל דּוֹר וָדוֹר; שֶׁכֵּן חוֹבַת כׇּל הַיְצוּרִים לְפָנֶֽיךָ, יְיָ <text:bookmark text:name="335"/>אֱלֹהֵֽינוּ וֵאלֹהֵי אֲבוֹתֵֽינוּ, <text:s/>לְהוֹדוֹת, לְהַלֵּל, לְשַׁבֵּֽחַ, לְפָאֵר, לְרוֹמֵם, לְהַדֵּר, לְבָרֵךְ, לְעַלֵּה וּלְקַלֵּס עַל כׇּל דִּבְרֵי שִׁירוֹת וְתִשְׁבְּחוֹת דָּוִד בֶּן־יִשַׁי עַבְדְּךָ מְשִׁיחֶֽךָ. </text:p>
      <text:p text:style-name="P1">יִשְׁתַּבַּח שִׁמְךָ לָעַד, מַלְכֵּֽנוּ, הָאֵל הַמֶּֽלֶךְ הַגָּדוֹל וְהַקָּדוֹשׁ, בַּשָּׁמַֽיִם וּבָאָֽרֶץ. כִּי לְךָ נָאֶה, יְיָ אֱלֹהֵֽינוּ וֵאלֹהֵי אֲבוֹתֵֽינוּ, שִׁיר וּשְׁבָחָה, הַלֵּל וְזִמְרָה, עֹז וּמֶמְשָׁלָה, נֶֽצַח, גְּדֻלָּה וּגְבוּרָה, תְּהִלָּה וְתִפְאֶֽרֶת, קְדֻשָּׁה וּמַלְכוּת, בְּרָכוֹת וְהוֹדָאוֹת, מֵעַתָּה וְעַד עוֹלָם. בָּרוּךְ אַתָּה, יְיָ, אֵל מֶֽלֶךְ גָּדוֹל בַּתִּשְׁבָּחוֹת, אֵל הַהוֹדָאוֹת, אֲדוֹן הַנִּפְלָאוֹת, הַבּוֹחֵר בְּשִׁירֵי זִמְרָה, מֶֽלֶךְ, אֵל, חֵי הָעוֹלָמִים. </text:p>
      <text:p text:style-name="P1">יִתְגַּדַּל וְיִתְקַדַּשׁ שְׁמֵהּ רַבָּא בְּעָלְמָא דִּי בְרָא כִרְעוּתֵהּ; וְיַמְלִיךְ מַלְכוּתֵהּ בְּחַיֵּיכוֹן וּבְיוֹמֵיכוֹן, וּבְחַיֵּי דְכׇל בֵּית יִשְׂרָאֵל, בַּעֲגָלָא וּבִזְמַן קָרִיב, וְאִמְרוּ אָמֵן.</text:p>
      <text:p text:style-name="P1">יְהֵא שְׁמֵהּ רַבָּא מְבָרַךְ לְעָלַם וּלְעָלְמֵי עָלְמַיָּא.</text:p>
      <text:p text:style-name="P1">יִתְבָּרַךְ וְיִשְׁתַּבַּח, וְיִתְפָּאַר וְיִתְרוֹמָם, וְיִתְנַשֵּׂא וְיִתְהַדָּר, וְיִתְעַלֶּה וְיִתְהַלָּל שְׁמֵהּ דְּקֻדְשָׁא, בְּרִיךְ הוּא, לְעֵֽלָּא (לְעֵֽלָּא) מִן כׇּל בִּרְכָתָא וְשִׁירָתָא, תֻּשְׁבְּחָתָא וְנֶחֱמָתָא, דַּאֲמִירָן בְּעָלְמָא, וְאִמְרוּ אָמֵן. </text:p>
      <text:p text:style-name="P1">בָּרְכוּ אֶת יְיָ הַמְבֹרָךְ. </text:p>
      <text:p text:style-name="P1">בָּרוּךְ יְיָ הַמְבֹרָךְ לְעוֹלָם וָעֶד.</text:p>
      <text:p text:style-name="P1">הַכֹּל יוֹדֽוּךָ וְהַכֹּל יְשַׁבְּחֽוּךָ, וְהַכֹּל יֹאמְרוּ אֵין קָדוֹשׁ כַּיְיָ. הַכֹּל יְרוֹמְמֽוּךָ סֶּֽלָה, יוֹצֵר הַכֹּל, הָאֵל הַפּוֹתֵֽחַ בְּכׇל יוֹם דַּלְתוֹת שַׁעֲרֵי מִזְרָח, וּבוֹקֵֽעַ חַלּוֹנֵי רָקִֽיעַ, מוֹצִיא חַמָּה מִמְּקוֹמָהּ, וּלְבָנָה מִמְּכוֹן שִׁבְתָּהּ, וּמֵאִיר לָעוֹלָם כֻּלּוֹ וּלְיוֹשְׁבָיו שֶׁבָּרָא בְּמִדַּת הָרַחֲמִים. הַמֵּאִיר לָאָֽרֶץ וְלַדָּרִים עָלֶֽיהָ בְּרַחֲמִים, וּבְטוּבוֹ מְחַדֵּשׁ בְּכׇל יוֹם תָּמִיד מַעֲשֵׂה בְרֵאשִׁית. הַמֶּֽלֶךְ הַמְּרוֹמָם לְבַדּוֹ מֵאָז, הַמְּשֻׁבָּח וְהַמְּפֹאָר וְהַמִּתְנַשֵּׂא מִימוֹת עוֹלָם. אֱלֹהֵי עוֹלָם, בְּרַחֲמֶֽיךָ הָרַבִּים רַחֵם עָלֵֽינוּ, אֲדוֹן עֻזֵּֽנוּ, צוּר מִשְׂגַּבֵּֽנוּ, מָגֵן יִשְׁעֵֽנוּ, מִשְׂגָּב בַּעֲדֵֽנוּ. אֵין כְּעֶרְכְּךָ וְאֵין זוּלָתֶֽךָ; אֶֽפֶס בִּלְתֶּֽךָ, וּמִי דּֽוֹמֶה לָּךְ. (ש"ץ) אֵין כְּעֶרְכְּךָ, יְיָ אֱלֹהֵֽינוּ, בָּעוֹלָם הַזֶּה; וְאֵין זוּלָתְךָ, מַלְכֵּֽנוּ, לְחַיֵּי הָעוֹלָם הַבָּא. אֶֽפֶס בִּלְתְּךָ, גּוֹאֲלֵֽנוּ, לִימוֹת הַמָּשִֽׁיחַ; וְאֵין דּוֹמֶה לְךָ, מוֹשִׁיעֵֽנוּ, לִתְחִיַּת הַמֵּתִים.</text:p>
      <text:p text:style-name="P1">אֵל אָדוֹן עַל כׇּל הַמַּעֲשִׂים בָּרוּךְ וּמְבֹרָךְ בְּפִי כׇּל נְשָׁמָה; גׇּדְלוֹ וְטוּבוֹ מָלֵא עוֹלָם דַּֽעַת וּתְבוּנָה סוֹבְבִים אֹתוֹ. הַמִּתְגָּאֶה עַל חַיּוֹת הַקֹּֽדֶשׁ וְנֶהְדָּר בְּכָבוֹד עַל הַמֶּרְכָּבָה; זְכוּת וּמִישׁוֹר לִפְנֵי כִסְאוֹ חֶֽסֶד וְרַחֲמִים לִפְנֵי כְבוֹדוֹ. טוֹבִים מְאוֹרוֹת שֶׁבָּרָא אֱלֹהֵֽינוּ יְצָרָם בְּדַֽעַת בְּבִינָה וּבְהַשְׂכֵּל; כֹּֽחַ וּגְבוּרָה נָתַן בָּהֶם לִהְיוֹת מוֹשְׁלִים בְּקֶֽרֶב תֵּבֵל. מְלֵאִים זִיו וּמְפִיקִים נֹֽגַהּ נָאֶה זִיוָם בְּכׇל הָעוֹלָם;</text:p>
      <text:p text:style-name="P1">שְׂמֵחִים בְּצֵאתָם וְשָׂשִׂים בְּבוֹאָם עוֹשִׂים בְּאֵימָה רְצוֹן קוֹנָם. פְּאֵר וְכָבוֹד נוֹתְנִים לִשְׁמוֹ צׇהֳלָה וְרִנָּה לְזֵֽכֶר מַלְכוּתוֹ; קָרָא לַשֶּֽׁמֶשׁ וַיִּזְרַח אוֹר רָאָה וְהִתְקִין צוּרַת הַלְּבָנָה. שֶֽׁבַח נוֹתְנִים לוֹ כׇּל צְבָא מָרוֹם, תִּפְאֶֽרֶת וּגְדֻלָּה, שְׂרָפִים וְאוֹפַנִּים וְחַיּוֹת הַקֹּֽדֶשׁ</text:p>
      <text:p text:style-name="P1">לָאֵל אֲשֶׁר שָׁבַת מִכׇּל הַמַּעֲשִׂים בַּיּוֹם הַשְּׁבִיעִי; הִתְעַלָּה וְיָשַׁב עַל כִּסֵּא כְבוֹדוֹ; תִּפְאֶֽרֶת עָטָה לְיוֹם הַמְּנוּחָה, עֹֽנֶג קָרָא לְיוֹם הַשַּׁבָּת. זֶה שֶֽׁבַח שֶׁל יוֹם הַשְּׁבִיעִי, שֶׁבּוֹ שָׁבַת אֵל מִכׇּל מְלַאכְתּוֹ. וְיוֹם הַשְּׁבִיעִי מְשַׁבֵּֽחַ וְאוֹמֵר: מִזְמוֹר שִׁיר לְיוֹם הַשַּׁבָּת, טוֹב לְהוֹדוֹת לַיְיָ. לְפִיכָךְ יְפָאֲרוּ וִיבָרְכוּ לָאֵל כׇּל יְצוּרָיו; שֶֽׁבַח, יְקָר וּגְדֻלָּה יִתְּנוּ לְאֵל מֶֽלֶךְ, יוֹצֵר כֹּל, הַמַּנְחִיל מְנוּחָה לְעַמּוֹ יִשְׂרָאֵל בִּקְדֻשָּׁתוֹ בְּיוֹם שַׁבַּת קֹֽדֶשׁ. שִׁמְךָ יְיָ אֱלֹהֵֽינוּ יִתְקַדַּשׁ, וְזִכְרְךָ מַלְכֵּֽנוּ יִתְפָּאַר, בַּשָּׁמַֽיִם מִמַּֽעַל וְעַל הָאָֽרֶץ מִתָּֽחַת. תִּתְבָּרַךְ, מוֹשִׁיעֵֽנוּ, עַל שֶֽׁבַח מַעֲשֵׂה יָדֶֽיךָ, וְעַל מְאֽוֹרֵי אוֹר שֶׁעָשִֽׂיתָ; יְפָאֲרֽוּךָ סֶּֽלָה.</text:p>
      <text:p text:style-name="P1"/>
      <text:p text:style-name="P1"><text:soft-page-break/>תִּתְבָּרַךְ צוּרֵֽנוּ, מַלְכֵּֽנוּ וְגוֹאֲלֵֽנוּ, בּוֹרֵא קְדוֹשִׁים; יִשְׁתַּבַּח שִׁמְךָ לָעַד מַלְכֵּֽנוּ, יוֹצֵר מְשָׁרְתִים, וַאֲשֶׁר מְשָׁרְתָיו כֻּלָּם עוֹמְדִים בְּרוּם עוֹלָם, וּמַשְׁמִיעִים בְּיִרְאָה, יַֽחַד בְּקוֹל, דִּבְרֵי אֱלֹהִים חַיִּים וּמֶֽלֶךְ עוֹלָם. כֻּלָם אֲהוּבִים, כֻּלָּם בְּרוּרִים, כֻּלָּם גִּבּוֹרִים, וְכֻלָּם עֹשִׂים בְּאֵימָה וּבְיִרְאָה רְצוֹן קוֹנָם. וְכֻלָּם פּוֹתְחִים אֶת פִּיהֶם בִּקְדֻשָּׁה וּבְטׇהֳרָה, בְּשִׁירָה וּבְזִמְרָה, וּמְבָרְכִים וּמְשַׁבְּחִים, וּמְפָאֲרִים וּמַעֲרִיצִים, וּמַקְדִּישִׁים וּמַמְלִיכִים</text:p>
      <text:p text:style-name="P1">אֶת שֵׁם הָאֵל הַמֶּֽלֶךְ הַגָּדוֹל, הַגִּבּוֹר וְהַנּוֹרָא, קָדוֹשׁ הוּא. וְכֻלָּם מְקַבְּלִים עֲלֵיהֶם עֹל מַלְכוּת שָׁמַֽיִם זֶה מִזֶּה, וְנוֹתְנִים רְשׁוּת זֶה לָזֶה לְהַקְדִּישׁ לְיוֹצְרָם. בְּנַֽחַת רֽוּחַ, בְּשָׂפָה בְרוּרָה וּבִנְעִימָה קְדֹשָׁה, כֻּלָּם כְּאֶחָד עוֹנִים וְאוֹמְרִים בְּיִרְאָה:</text:p>
      <text:p text:style-name="P1">קָדוֹשׁ, קָדוֹשׁ, קָדוֹשׁ יְיָ צְבָאוֹת; מְלֹא כׇל הָאָֽרֶץ כְּבוֹדוֹ.</text:p>
      <text:p text:style-name="P1">וְהָאוֹפַנִּים וְחַיּוֹת הַקֹּֽדֶשׁ, בְּרַֽעַשׁ גָּדוֹל מִתְנַשְּׂאִים לְעֻמַּת שְׂרָפִים. לְעֻמָּתָם מְשַׁבְּחִים וְאוֹמְרִים:</text:p>
      <text:p text:style-name="P1">בָּרוּךְ כְּבוֹד יְיָ מִמְּקוֹמוֹ.</text:p>
      <text:p text:style-name="P1">לָאֵל בָּרוּךְ נְעִימוֹת יִתֵּֽנוּ; לַמֶּֽלֶךְ, אֵל חַי וְקַיָּם, זְמִירוֹת יֹאמֵֽרוּ, וְתִשְׁבָּחוֹת יַשְׁמִֽיעוּ; כִּי הוּא לְבַדּוֹ פּוֹעֵל גְּבוּרוֹת, עֹשֶׂה חֲדָשׁוֹת, בַּֽעַל מִלְחָמוֹת, זוֹרֵֽעַ צְדָקוֹת, מַצְמִֽיחַ יְשׁוּעוֹת, בּוֹרֵא רְפוּאוֹת, נוֹרָא תְהִלּוֹת, אֲדוֹן הַנִּפְלָאוֹת, הַמְחַדֵּשׁ בְּטוּבוֹ בְּכׇל יוֹם תָּמִיד מַעֲשֵׂה בְרֵאשִׁית, כָּאָמוּר: לְעֹשֵׂה אוֹרִים גְּדֹלִים, כִּי לְעוֹלָם חַסְדּוֹ. (ש"ץ) אוֹר חָדָשׁ עַל צִיּוֹן תָּאִיר, וְנִזְכֶּה כֻלָּֽנוּ מְהֵרָה לְאוֹרוֹ. בָּרוּךְ אַתָּה, יְיָ, יוֹצֵר הַמְּאוֹרוֹת.</text:p>
      <text:p text:style-name="P1">אַהֲבָה רַבָּה אֲהַבְתָּֽנוּ, יְיָ אֱלֹהֵֽינוּ; חֶמְלָה גְדוֹלָה וִיתֵרָה חָמַֽלְתָּ עָלֵֽינוּ. אָבִֽינוּ מַלְכֵּֽנוּ, בַּעֲבוּר אֲבוֹתֵֽינוּ שֶׁבָּטְחוּ בְךָ, וַתְּלַמְּדֵם חֻקֵּי חַיִּים, כֵּן תְּחׇנֵּֽנוּ וּתְלַמְּדֵֽנוּ. אָבִֽינוּ הָאָב הָרַחֲמָן, הַמְרַחֵם, רַחֵם עָלֵֽינוּ וְתֵן בְּלִבֵּֽנוּ לְהָבִין וּלְהַשְׂכִּיל, לִשְׁמֹֽעַ לִלְמֹד וּלְלַמֵּד, לִשְׁמֹר וְלַעֲשׂוֹת וּלְקַיֵּם אֶת כׇּל דִּבְרֵי תַלְמוּד תּוֹרָתֶֽךָ, בְּאַהֲבָה. וְהָאֵר עֵינֵֽינוּ בְּתוֹרָתֶֽךָ, וְדַבֵּק לִבֵּֽנוּ בְּמִצְוֺתֶֽיךָ, וְיַחֵד לְבָבֵֽנוּ לְאַהֲבָה וּלְיִרְאָה אֶת שְׁמֶֽךָ, וְלֹא נֵבוֹשׁ לְעוֹלָם וָעֶד. כִּי בְשֵׁם קׇדְשְׁךָ הַגָּדוֹל וְהַנּוֹרָא בָּטָֽחְנוּ, נָגִֽילָה וְנִשְׂמְחָה בִּישׁוּעָתֶֽךָ. <text:s/>וַהֲבִיאֵֽנוּ לְשָׁלוֹם מֵאַרְבַּע כַּנְפוֹת הָאָֽרֶץ, וְתוֹלִיכֵֽנוּ קוֹמְמִיּוּת לְאַרְצֵֽנוּ. כִּי אֵל פּוֹעֵל יְשׁוּעוֹת אָֽתָּה, וּבָֽנוּ בָחַֽרְתָּ מִכׇּל עַם וְלָשׁוֹן, וְקֵרַבְתָּֽנוּ לְשִׁמְךָ הַגָּדוֹל סֶֽלָה בֶּאֱמֶת, לְהוֹדוֹת לְךָ וּלְיַחֶדְךָ בְּאַהֲבָה. בָּרוּךְ אַתָּה, יְיָ, הַבּוֹחֵר בְּעַמּוֹ יִשְׂרָאֵל בְּאַהֲבָה.</text:p>
      <text:p text:style-name="P1">שְׁמַע יִשְׂרָאֵל, יְיָ אֱלֹהֵינוּ, יְיָ אֶחָד. בָּרוּךְ שֵׁם כְּבוֹד מַלְכוּתוֹ לְעוֹלָם וָעֶד.</text:p>
      <text:p text:style-name="P1">וְאָהַבְתָּ אֵת יְיָ אֱלֹהֶֽיךָ בְּכׇל לְבָבְךָ וּבְכׇל נַפְשְׁךָ וּבְכׇל מְאֹדֶֽךָ. וְהָיוּ הַדְּבָרִים הָאֵֽלֶּה, אֲשֶׁר אָנֹכִי מְצַוְּךָ הַיּוֹם, עַל לְבָבֶֽךָ. וְשִׁנַּנְתָּם לְבָנֶֽיךָ וְדִבַּרְתָּ בָּם, בְּשִׁבְתְּךָ בְּבֵיתֶֽךָ, וּבְלֶכְתְּךָ בַדֶּֽרֶךְ, וּבְשׇׁכְבְּךָ וּבְקוּמֶֽךָ. וּקְשַׁרְתָּם לְאוֹת עַל יָדֶֽךָ, וְהָיוּ לְטֹטָפֹת בֵּין עֵינֶֽיךָ. וּכְתַבְתָּם עַל מְזֻזוֹת בֵּיתֶֽךָ וּבִשְׁעָרֶֽיךָ.</text:p>
      <text:p text:style-name="P1"/>
      <text:p text:style-name="P1">וְהָיָה אִם שָׁמֹֽעַ תִּשְׁמְעוּ אֶל מִצְוֺתַי, אֲשֶׁר אָנֹכִי מְצַוֶּה אֶתְכֶם הַיּוֹם, לְאַהֲבָה אֶת יְיָ אֱלֹהֵיכֶם וּלְעׇבְדוֹ בְּכׇל לְבַבְכֶם וּבְכׇל נַפְשְׁכֶם. וְנָתַתִּי מְטַר אַרְצְכֶם בְּעִתּוֹ, יוֹרֶה וּמַלְקוֹשׁ; וְאָסַפְתָּ דְגָנֶֽךָ, וְתִירֹשְׁךָ וְיִצְהָרֶֽךָ. וְנָתַתִּי עֵֽשֶׂב בְּשָׂדְךָ לִבְהֶמְתֶּֽךָ; וְאָכַלְתָּ וְשָׂבָֽעְתָּ. הִשָּֽמְרוּ לָכֶם פֶּן יִפְתֶּה לְבַבְכֶם, וְסַרְתֶּם וַעֲבַדְתֶּם אֱלֹהִים אֲחֵרִים, וְהִשְׁתַּחֲוִיתֶם לָהֶם. וְחָרָה אַף יְיָ בָּכֶם, וְעָצַר אֶת הַשָּׁמַֽיִם וְלֹא יִהְיֶה מָטָר, וְהָאֲדָמָה לֹא תִתֵּן אֶת יְבוּלָהּ; וַאֲבַדְתֶּם מְהֵרָה מֵעַל הָאָֽרֶץ הַטֹּבָה אֲשֶׁר יְיָ נֹתֵן לָכֶם. וְשַׂמְתֶּם אֶת דְּבָרַי אֵֽלֶּה עַל לְבַבְכֶם וְעַל נַפְשְׁכֶם; וּקְשַׁרְתֶּם אֹתָם לְאוֹת עַל יֶדְכֶם, וְהָיוּ לְטוֹטָפֹת בֵּין עֵינֵיכֶם. וְלִמַּדְתֶּם אֹתָם אֶת בְּנֵיכֶם לְדַבֵּר בָּם, בְּשִׁבְתְּךָ בְּבֵיתֶֽךָ, וּבְלֶכְתְּךָ בַדֶּֽרֶךְ, וּבְשׇׁכְבְּךָ וּבְקוּמֶֽךָ. וּכְתַבְתָּם עַל מְזוּזוֹת בֵּיתֶֽךָ וּבִשְׁעָרֶֽיךָ. לְמַֽעַן יִרְבּוּ יְמֵיכֶם וִימֵי בְנֵיכֶם, עַל הָאֲדָמָה אֲשֶׁר נִשְׁבַּע יְיָ לַאֲבֹתֵיכֶם לָתֵת לָהֶם, כִּימֵי הַשָּׁמַֽיִם עַל הָאָֽרֶץ.</text:p>
      <text:p text:style-name="P1">וַיֹּֽאמֶר יְיָ אֶל מֹשֶׁה לֵּאמֹר: דַּבֵּר אֶל בְּנֵי יִשְׂרָאֵל וְאָמַרְתָּ אֲלֵהֶם, וְעָשׂוּ לָהֶם צִיצִת עַל כַּנְפֵי בִגְדֵיהֶם לְדֹרֹתָם; וְנָתְנוּ עַל צִיצִת הַכָּנָף פְּתִיל תְּכֵֽלֶת. וְהָיָה לָכֶם לְצִיצִת, וּרְאִיתֶם אֹתוֹ, וּזְכַרְתֶּם אֶת כׇּל מִצְוֺת יְיָ, וַעֲשִׂיתֶם אֹתָם; וְלֹא תָתֽוּרוּ אַחֲרֵי לְבַבְכֶם וְאַחֲרֵי עֵינֵיכֶם, אֲשֶׁר אַתֶּם זֹנִים אַחֲרֵיהֶם. לְמַֽעַן תִּזְכְּרוּ וַעֲשִׂיתֶם אֶת כׇּל מִצְוֺתָי; וִהְיִיתֶם קְדֹשִׁים לֵאלֹהֵיכֶם. אֲנִי יְיָ אֱלֹהֵיכֶם, אֲשֶׁר הוֹצֵֽאתִי אֶתְכֶם מֵאֶֽרֶץ מִצְרַֽיִם לִהְיוֹת לָכֶם לֵאלֹהִים; אֲנִי <text:s/>יְיָ אֱלֹהֵיכֶם</text:p>
      <text:p text:style-name="P1"><text:s/>אֱמֶת וְיַצִּיב, וְנָכוֹן וְקַיָּם, וְיָשָׁר וְנֶאֱמָן, וְאָהוּב וְחָבִיב, וְנֶחְמָד וְנָעִים, וְנוֹרָא וְאַדִּיר, וּמְתֻקָּן וּמְקֻבָּל, וְטוֹב וְיָפֶה הַדָּבָר הַזֶּה עָלֵֽינוּ לְעוֹלָם וָעֶד. אֱמֶת, אֱלֹהֵי עוֹלָם מַלְכֵּֽנוּ, צוּר יַעֲקֹב מָגֵן יִשְׁעֵֽנוּ. לְדֹר וָדֹר הוּא קַיָּם, וּשְׁמוֹ קַיָּם, וְכִסְאוֹ נָכוֹן, וּמַלְכוּתוֹ וֶאֱמוּנָתוֹ לָעַד קַיָּֽמֶת. וּדְבָרָיו חָיִים וְקַיָּמִים, נֶאֱמָנִים וְנֶחֱמָדִים, לָעַד וּלְעוֹלְמֵי עוֹלָמִים, עַל אֲבוֹתֵֽינוּ וְעָלֵֽינוּ, עַל בָּנֵֽינוּ וְעַל דּוֹרוֹתֵֽינוּ, וְעַל כָּל דּוֹרוֹת זֶֽרַע יִשְׂרָאֵל עֲבָדֶֽיךָ. עַל הָרִאשׁוֹנִים וְעַל הָאַחֲרוֹנִים דָּבָר טוֹב וְקַיָּם לְעוֹלָם וָעֶד, אֱמֶת וֶאֱמוּנָה, חֹק וְלֹא יַעֲבֹר. אֱמֶת, שָׁאַתָּה הוּא יְיָ אֱלֹהֵֽינוּ וֵאלֹהֵי אֲבוֹתֵֽינוּ, מַלְכֵּֽנוּ מֶֽלֶךְ אֲבוֹתֵֽינוּ, גֹּאֲלֵֽנוּ גֹּאֵל אֲבוֹתֵֽינוּ, יוֹצְרֵֽנוּ צוּר יְשׁוּעָתֵֽנוּ, פּוֹדֵֽנוּ וּמַצִּילֵֽנוּ; מֵעוֹלָם שְׁמֶֽךָ, אֵין אֱלֹהִים זוּלָתֶֽךָ.</text:p>
      <text:p text:style-name="P1">עֶזְרַת אֲבוֹתֵֽינוּ אַתָּה הוּא מֵעוֹלָם, מָגֵן וּמוֹשִֽׁיעַ לִבְנֵיהֶם אַחֲרֵיהֶם בְּכָל דּוֹר וָדוֹר. בְּרוּם עוֹלָם מוֹשָׁבֶֽךָ, וּמִשְׁפָּטֶֽיךָ וְצִדְקָתְךָ עַד אַפְסֵי אָֽרֶץ. אַשְׁרֵי אִישׁ שֶׁיִּשְׁמַע לְמִצְוֺתֶֽיךָ, וְתוֹרָתְךָ וּדְבָרְךָ יָשִׂים עַל לִבּוֹ. אֱמֶת, אַתָּה הוּא אָדוֹן לְעַמֶּֽךָ, וּמֶֽלֶךְ גִּבּוֹר לָרִיב רִיבָם. אֱמֶת, אַתָּה הוּא רִאשׁוֹן וְאַתָּה הוּא אַחֲרוֹן, וּמִבַּלְעָדֶֽיךָ אֵין לָֽנוּ מֶֽלֶךְ גּוֹאֵל וּמוֹשִֽׁיעַ. מִמִּצְרַֽיִם גְּאַלְתָּֽנוּ, יְיָ אֱלֹהֵֽינוּ, וּמִבֵּית עֲבָדִים פְּדִיתָֽנוּ. כָּל בְּכוֹרֵיהֶם הָרָֽגְתָּ, וּבְכוֹרְךָ גָּאָֽלְתָּ, וְיַם סוּף בָּקַֽעְתָּ, וְזֵדִים טִבַּֽעְתָּ, וִידִידִים הֶעֱבַֽרְתָּ; וַיְכַסּוּ מַֽיִם צָרֵיהֶם, אֶחָד מֵהֶם לֹא נוֹתָר. עַל זֹאת שִׁבְּחוּ אֲהוּבִים וְרוֹמְמוּ אֵל, וְנָתְנוּ יְדִידִים זְמִירוֹת, שִׁירוֹת וְתִשְׁבָּחוֹת, בְּרָכוֹת וְהוֹדָאוֹת לַמֶּֽלֶךְ, אֵל חַי וְקַיָּם. רָם וְנִשָּׂא, גָּדוֹל וְנוֹרָא, מַשְׁפִּיל גֵּאִים וּמַגְבִּֽיהַּ שְׁפָלִים, מוֹצִיא אֲסִירִים וּפוֹדֶה עֲנָוִים, וְעוֹזֵר דַּלִּים, וְעוֹנֶה לְעַמּוֹ יִשְׂרָאֵל בְּעֵת שַׁוְּעָם אֵלָיו. תְּהִלּוֹת לְאֵל עֶלְיוֹן, בָּרוּךְ הוּא וּמְבֹרָךְ. משֶׁה וּבְנֵי יִשְׂרָאֵל לְךָ עָנוּ שִׁירָה בְּשִׂמְחָה רַבָּה, וְאָמְרוּ כֻלָּם:</text:p>
      <text:p text:style-name="P1"><text:soft-page-break/>מִי כָמֹֽכָה בָּאֵלִם, יְיָ; מִי כָּמֹֽכָה נֶאְדָּר בַּקֹּֽדֶשׁ, נוֹרָא תְהִלֹּת, עֹֽשֵׂה פֶֽלֶא. שִׁירָה חֲדָשָׁה שִׁבְּחוּ גְאוּלִים לְשִׁמְךָ עַל שְׂפַת הַיָּם; יַֽחַד כֻּלָּם הוֹדוּ וְהִמְלִֽיכוּ וְאָמְרוּ: יְיָ יִמְלֹךְ לְעוֹלָם וָעֶד. צוּר יִשְׂרָאֵל, קֽוּמָה בְּעֶזְרַת יִשְׂרָאֵל, וּפְדֵה כִנְאֻמֶֽךָ יְהוּדָה וְיִשְׂרָאֵל. גֹּאֲלֵֽנוּ יְיָ צְבָאוֹת שְׁמוֹ, קְדוֹשׁ יִשְׂרָאֵל. בָּרוּךְ אַתָּה, יְיָ, גָּאַל יִשְׂרָאֵל. </text:p>
      <text:p text:style-name="P1">אֲדֹנָי, שְׂפָתַי תִּפְתָּח, וּפִי יַגִּיד תְּהִלָּתֶֽךָ.</text:p>
      <text:p text:style-name="P1">בָּרוּךְ אַתָּה, יְיָ אֱלֹהֵֽינוּ וֵאלֹהֵי אֲבוֹתֵֽינוּ, אֱלֹהֵי אַבְרָהָם, אֱלֹהֵי יִצְחָק, וֵאלֹהֵי יַעֲקֹב, הָאֵל הַגָּדוֹל הַגִּבּוֹר וְהַנּוֹרָא, אֵל עֶלְיוֹן, גּוֹמֵל חֲסָדִים טוֹבִים, וְקוֹנֵה הַכֹּל, וְזוֹכֵר חַסְדֵי אָבוֹת, וּמֵבִיא גוֹאֵל לִבְנֵי בְנֵיהֶם לְמַֽעַן שְׁמוֹ בְּאַהֲבָה. מֶֽלֶךְ עוֹזֵר וּמוֹשִֽׁיעַ וּמָגֵן. בָּרוּךְ אַתָּה, יְיָ, מָגֵן אַבְרָהָם.</text:p>
      <text:p text:style-name="P1">אַתָּה גִבּוֹר לְעוֹלָם, אֲדֹנָי; מְחַיֵּה מֵתִים אַתָּה, רַב לְהוֹשִֽׁיעַ. מַשִּׁיב הָרֽוּחַ וּמוֹרִיד הַגֶּֽשֶׁם, מְכַלְכֵּל חַיִּים בְּחֶֽסֶד, מְחַיֵּה מֵתִים בְּרַחֲמִים רַבִּים, סוֹמֵךְ נוֹפְלִים, וְרוֹפֵא חוֹלִים, וּמַתִּיר אֲסוּרִים, וּמְקַיֵּם אֱמוּנָתוֹ לִישֵׁנֵי עָפָר. מִי כָמֽוֹךָ, בַּֽעַל גְּבוּרוֹת, וּמִי דּֽוֹמֶה לָּךְ, מֶֽלֶךְ מֵמִית וּמְחַיֶּה וּמַצְמִֽיחַ יְשׁוּעָה. וְנֶאֱמָן אַתָּה לְהַחֲיוֹת מֵתִים. בָּרוּךְ אַתָּה, יְיָ, מְחַיֵּה הַמֵּתִים.</text:p>
      <text:p text:style-name="P1">בחזרת הש"ץ אומרים קדושה:</text:p>
      <text:p text:style-name="P1">נְקַדֵּשׁ אֶת שִׁמְךָ בָּעוֹלָם, כְּשֵׁם שֶׁמַּקְדִּישִׁים אוֹתוֹ בִּשְׁמֵי מָרוֹם, כַּכָּתוּב עַל יַד נְבִיאֶֽךָ: וְקָרָא זֶה אֶל זֶה וְאָמַר:</text:p>
      <text:p text:style-name="P1">קָדוֹשׁ, קָדוֹשׁ, קָדוֹשׁ יְיָ צְבָאוֹת; מְלֹא כׇל הָאָֽרֶץ כְּבוֹדוֹ.</text:p>
      <text:p text:style-name="P1">אָז בְּקוֹל רַֽעַשׁ גָּדוֹל, אַדִּיר וְחָזָק, מַשְׁמִיעִים קוֹל, מִתְנַשְּׂאִים לְעֻמַּת שְׂרָפִים; לְעֻמָּתָם בָּרוּךְ יֹאמֵֽרוּ–</text:p>
      <text:p text:style-name="P1">בָּרוּךְ כְּבוֹד יְיָ מִמְּקוֹמוֹ.</text:p>
      <text:p text:style-name="P1">מִמְּקוֹמְךָ מַלְכֵּֽנוּ תוֹפִֽיעַ וְתִמְלֹךְ עָלֵֽינוּ, כִּי מְחַכִּים אֲנַֽחְנוּ לָךְ. מָתַי תִּמְלֹךְ בְּצִיּוֹן, בְּקָרוֹב בְּיָמֵֽינוּ לְעוֹלָם וָעֶד תִּשְׁכּוֹן. תִּתְגַּדַּל וְתִתְקַדַּשׁ בְּתוֹךְ יְרוּשָׁלַֽיִם עִירְךָ לְדוֹר וָדוֹר וּלְנֵֽצַח נְצָחִים. וְעֵינֵֽינוּ תִרְאֶֽינָה מַלְכוּתֶֽךָ, כַּדָּבָר הָאָמוּר בְּשִׁירֵי עֻזֶּֽךָ עַל יְדֵי דָוִד מְשִֽׁיחַ צִדְקֶֽךָ:</text:p>
      <text:p text:style-name="P1">יִמְלֹךְ יְיָ לְעוֹלָם, אֱלֹהַֽיִךְ צִיּוֹן לְדֹר וָדֹר; הַלְלוּ־יָהּ.</text:p>
      <text:p text:style-name="P1">לְדוֹר וָדוֹר נָגִיד גׇּדְלֶֽךָ, וּלְנֵֽצַח נְצָחִים קְדֻשָּׁתְךָ נַקְדִּישׁ, וְשִׁבְחֲךָ אֱלֹהֵֽינוּ מִפִּֽינוּ לֹא יָמוּשׁ לְעוֹלָם וָעֶד, כִּי אֵל מֶֽלֶךְ גָּדוֹל וְקָדוֹשׁ אָֽתָּה. בָּרוּךְ אַתָּה, יְיָ, הָאֵל הַקָּדוֹשׁ.</text:p>
      <text:p text:style-name="P1">אַתָּה קָדוֹשׁ וְשִׁמְךָ קָדוֹשׁ, וּקְדוֹשִׁים בְּכׇל יוֹם יְהַלְלֽוּךָ סֶּֽלָה. בָּרוּךְ אַתָּה, יְיָ, הָאֵל הַקָּדוֹשׁ.</text:p>
      <text:p text:style-name="P1">יִשְׂמַח משֶׁה בְּמַתְּנַת חֶלְקוֹ, כִּי עֶֽבֶד נֶאֱמָן קָרָֽאתָ לּוֹ; כְּלִיל תִּפְאֶֽרֶת בְּרֹאשׁוֹ נָתַֽתָּ, בְּעׇמְדוֹ לְפָנֶֽיךָ עַל הַר סִינָי. וּשְׁנֵי לוּחוֹת אֲבָנִים הוֹרִיד בְּיָדוֹ, וְכָתוּב בָּהֶם שְׁמִירַת שַׁבָּת, וְכֵן כָּתוּב בְּתוֹרָתֶֽךָ:</text:p>
      <text:p text:style-name="P1">וְשָׁמְרוּ בְנֵי יִשְׂרָאֵל אֶת הַשַּׁבָּת, לַעֲשׂוֹת אֶת הַשַּׁבָּת לְדֹרֹתָם בְּרִית עוֹלָם׃ בֵּינִי וּבֵין בְּנֵי יִשְׂרָאֵל אוֹת הִוא לְעֹלָם, כִּי שֵֽׁשֶׁת יָמִים עָשָׂה יְיָ אֶת הַשָּׁמַֽיִם וְאֶת הָאָֽרֶץ, וּבַיּוֹם הַשְּׁבִיעִי שָׁבַת וַיִּנָּפַשׁ.</text:p>
      <text:p text:style-name="P1">וְלֹא נְתַתּוֹ, יְיָ אֱלֹהֵֽינוּ, לְגוֹיֵי הָאֲרָצוֹת; וְלֹא הִנְחַלְתּוֹ, מַלְכֵּֽנוּ, לְעוֹבְדֵי פְסִילִים; וְגַם בִּמְנוּחָתוֹ לֹא יִשְׁכְּנוּ עֲרֵלִים; כִּי לְיִשְׂרָאֵל עַמְּךָ נְתַתּוֹ בְּאַהֲבָה, לְזֶֽרַע יַעֲקֹב אֲשֶׁר בָּם בָּחָֽרְתָּ. עַם מְקַדְּשֵׁי שְׁבִיעִי, כֻּלָּם יִשְׂבְּעוּ וְיִתְעַנְּגוּ מִטּוּבֶֽךָ, וְהַשְּׁבִיעִי רָצִֽיתָ בּוֹ וְקִדַּשְׁתּוֹ, חֶמְדַּת יָמִים אוֹתוֹ קָרָֽאתָ, זֵֽכֶר לְמַעֲשֵׂה בְרֵאשִׁית.</text:p>
      <text:p text:style-name="P1">אֱלֹהֵֽינוּ וֵאלֹהֵי אֲבוֹתֵֽינוּ, רְצֵה בִמְנוּחָתֵֽנוּ. קַדְּשֵֽׁנוּ בְּמִצְוֺתֶֽיךָ, וְתֵן חֶלְקֵֽנוּ בְּתוֹרָתֶֽךָ; שַׂבְּעֵֽנוּ מִטּוּבֶֽךָ, וְשַׂמְּחֵֽנוּ בִּישׁוּעָתֶֽךָ; וְטַהֵר לִבֵּֽנוּ לְעׇבְדְּךָ בֶּאֱמֶת; וְהַנְחִילֵֽנוּ, יְיָ אֱלֹהֵֽינוּ, בְּאַהֲבָה וּבְרָצוֹן שַׁבַּת קׇדְשֶֽׁךָ, וְיָנֽוּחוּ בָהּ יִשְׂרָאֵל מְקַדְּשֵׁי שְׁמֶֽךָ. בָּרוּךְ אַתָּה, יְיָ, מְקַדֵּשׁ הַשַּׁבָּת.</text:p>
      <text:p text:style-name="P1">רְצֵה, יְיָ אֱלֹהֵֽינוּ, בְּעַמְּךָ יִשְׂרָאֵל וּבִתְפִלָּתָם; וְהָשֵׁב אֶת הָעֲבוֹדָה לִדְבִיר בֵּיתֶֽךָ, וְאִשֵּׁי יִשְׂרָאֵל וּתְפִלָּתָם בְּאַהֲבָה תְקַבֵּל בְּרָצוֹן, וּתְהִי לְרָצוֹן תָּמִיד עֲבוֹדַת יִשְׂרָאֵל עַמֶּֽךָ.</text:p>
      <text:p text:style-name="P1">בראש חודש וחול המועד מוסיפים:</text:p>
      <text:p text:style-name="P1">(אֱלֹהֵֽינוּ וֵאלֹהֵי אֲבוֹתֵֽינוּ, יַעֲלֶה וְיָבֹא, וְיַגִּֽיעַ וְיֵרָאֶה, וְיֵרָצֶה וְיִשָּׁמַע, וְיִפָּקֵד וְיִזָּכֵר זִכְרוֹנֵֽנוּ וּפִקְדוֹנֵֽנוּ, וְזִכְרוֹן אֲבוֹתֵֽינוּ, וְזִכְרוֹן מָשִֽׁיחַ בֶּן דָּוִד עַבְדֶּֽךָ, וְזִכְרוֹן יְרוּשָׁלַֽיִם עִיר קׇדְשֶֽׁךָ, וְזִכְרוֹן כׇּל עַמְּךָ בֵּית יִשְׂרָאֵל לְפָנֶֽיךָ, לִפְלֵיטָה וּלְטוֹבָה, לְחֵן וּלְחֶֽסֶד וּלְרַחֲמִים, לְחַיִּים וּלְשָׁלוֹם, בְּיוֹם</text:p>
      <text:p text:style-name="P1"><text:s text:c="4"/>בראש חודש: רֹאשׁ הַחֹֽדֶשׁ <text:s text:c="3"/>בפסח: חַג הַמַּצּוֹת <text:s text:c="3"/>בסוכות: חַג הַסֻּכּוֹת</text:p>
      <text:p text:style-name="P1">הַזֶּה. זׇכְרֵֽנוּ, יְיָ אֱלֹהֵֽינוּ, בּוֹ לְטוֹבָה, וּפׇקְדֵֽנוּ בוֹ לִבְרָכָה, וְהוֹשִׁיעֵֽנוּ בוֹ לְחַיִּים; וּבִדְבַר יְשׁוּעָה וְרַחֲמִים חוּס וְחׇנֵּֽנוּ, וְרַחֵם עָלֵֽינוּ וְהוֹשִׁיעֵֽנוּ, כִּי אֵלֶֽיךָ עֵינֵֽינוּ, כִּי אֵל מֶֽלֶךְ חַנּוּן וְרַחוּם אָֽתָּה.)</text:p>
      <text:p text:style-name="P1">וְתֶחֱזֶֽינָה עֵינֵֽינוּ בְּשׁוּבְךָ לְצִיּוֹן בְּרַחֲמִים. בָּרוּךְ אַתָּה, יְיָ, הַמַּחֲזִיר שְׁכִינָתוֹ לְצִיּוֹן.</text:p>
      <text:p text:style-name="P1"><text:soft-page-break/>מוֹדִים אֲנַֽחְנוּ לָךְ, שָׁאַתָּה הוּא יְיָ אֱלֹהֵֽינוּ וֵאלֹהֵי אֲבוֹתֵֽינוּ לְעוֹלָם וָעֶד. צוּר חַיֵּֽינוּ, מָגֵן יִשְׁעֵֽנוּ אַתָּה הוּא. לְדוֹר וָדוֹר נוֹדֶה לְךָ, וּנְסַפֵּר תְּהִלָּתֶֽךָ, עַל חַיֵּֽינוּ הַמְּסוּרִים בְּיָדֶֽךָ, וְעַל נִשְׁמוֹתֵֽינוּ הַפְּקוּדוֹת לָךְ, וְעַל נִסֶּֽיךָ שֶׁבְּכׇל יוֹם עִמָּֽנוּ, וְעַל נִפְלְאוֹתֶֽיךָ וְטוֹבוֹתֶֽיךָ שֶׁבְּכׇל עֵת, עֶֽרֶב וָבֹֽקֶר וְצׇהֳרָֽיִם. הַטּוֹב כִּי לֹא כָלוּ רַחֲמֶֽיךָ, וְהַמְרַחֵם כִּי לֹא תַֽמּוּ חֲסָדֶֽיךָ, כִּי מֵעוֹלָם קִוִּֽינוּ לָךְ.</text:p>
      <text:p text:style-name="P1">בחזרת הש"ץ, הציבור עונה כאן ואומר:</text:p>
      <text:p text:style-name="P1">(מוֹדִים אֲנַֽחְנוּ לָךְ, שָׁאַתָּה הוּא יְיָ אֱלֹהֵֽינוּ וֵאלֹהֵי אֲבוֹתֵֽינוּ. אֱלֹהֵי כׇל בָּשָׂר, יוֹצְרֵֽנוּ, יוֹצֵר בְּרֵאשִׁית, בְּרָכוֹת וְהוֹדָאוֹת לְשִׁמְךָ הַגָּדוֹל וְהַקָּדוֹשׁ עַל שֶׁהֶחֱיִיתָֽנוּ וְקִיַּמְתָּֽנוּ. כֵּן תְּחַיֵּֽנוּ וּתְקַיְּמֵֽנוּ,וְתֶאֱסוֹף גָּלֻיּוֹתֵֽינוּ לְחַצְרוֹת קׇדְשֶֽׁךָ לִשְׁמֹר חֻקֶּֽיךָ וְלַעֲשׂוֹת רְצוֹנֶֽךָ, וּלְעׇׇבְדְּךָ בְּלֵבָב שָׁלֵם, עַל שֶׁאֲנַֽחְנוּ מוֹדִים לָךְ. בָּרוּךְ אֵל הַהוֹדָאוֹת.)</text:p>
      <text:p text:style-name="P1">בחנוכה מוסיפים:</text:p>
      <text:p text:style-name="P1">(עַל הַנִּסִּים וְעַל הַפֻּרְקָן, וְעַל הַגְּבוּרוֹת וְעַל הַתְּשׁוּעוֹת, וְעַל הַמִּלְחָמוֹת, שֶׁעָשִֽׂיתָ לַאֲבוֹתֵֽינוּ בַּיָּמִים הָהֵם בַּזְּמַן הַזֶּה–בִּימֵי מַתִּתְיָֽהוּ בֶּן יוֹחָנָן כֹּהֵן גָּדוֹל, חַשְׁמוֹנַי וּבָנָיו, כְּשֶׁעָמְדָה מַלְכוּת יָוָן הָרְשָׁעָה עַל עַמְּךָ יִשְׂרָאֵל לְהַשְׁכִּיחָם תּוֹרָתֶֽךָ, וּלְהַעֲבִירָם מֵחֻקֵּי רְצוֹנֶֽךָ. וְאַתָּה בְּרַחֲמֶֽיךָ הָרַבִּים עָמַֽדְתָּ לָהֶם בְּעֵת צָרָתָם, רַֽבְתָּ אֶת רִיבָם, דַּֽנְתָּ אֶת דִּינָם, נָקַֽמְתָּ אֶת נִקְמָתָם; מָסַֽרְתָּ גִבּוֹרִים בְּיַד חַלָּשִׁים, וְרַבִּים בְּיַד מְעַטִּים, וּטְמֵאִים בְּיַד טְהוֹרִים, וּרְשָׁעִים בְּיַד צַדִּיקִים, וְזֵדִים בְּיַד עוֹסְקֵי תוֹרָתֶֽךָ. וּלְךָ עָשִֽׂיתָ שֵׁם גָּדוֹל וְקָדוֹשׁ בְּעוֹלָמֶֽךָ, וּלְעַמְּךָ יִשְׂרָאֵל עָשִֽׂיתָ תְּשׁוּעָה גְדוֹלָה וּפֻרְקָן כְּהַיּוֹם הַזֶּה. וְאַחַר כֵּן בָּֽאוּ בָנֶֽיךָ לִדְבִיר בֵּיתֶֽךָ, וּפִנּוּ אֶת הֵיכָלֶֽךָ, וְטִהֲרוּ אֶת מִקְדָּשֶֽׁךָ, וְהִדְלִֽיקוּ נֵרוֹת בְּחַצְרוֹת קׇדְשֶֽׁךָ, וְקָבְעוּ שְׁמוֹנַת יְמֵי חֲנֻכָּה אֵֽלּוּ לְהוֹדוֹת וּלְהַלֵּל לְשִׁמְךָ הַגָּדוֹל.)</text:p>
      <text:p text:style-name="P1">וְעַל כֻּלָּם יִתְבָּרַךְ וְיִתְרוֹמַם שִׁמְךָ, מַלְכֵּֽנוּ, תָּמִיד לְעוֹלָם וָעֶד. וְכׇל<text:span text:style-name="T3">־</text:span>הַחַיִּים יוֹדֽוּךָ סֶּֽלָה, וִיהַלְלוּ אֶת שִׁמְךָ בֶּאֱמֶת, הָאֵל, יְשׁוּעָתֵֽנוּ וְעֶזְרָתֵֽנוּ סֶֽלָה. בָּרוּךְ אַתָּה, יְיָ, הַטּוֹב שִׁמְךָ, וּלְךָ נָאֶה לְהוֹדוֹת.</text:p>
      <text:p text:style-name="P1">אֱלֹהֵֽינוּ וֵאלֹהֵי אֲבוֹתֵֽינוּ, בָּרְכֵֽנוּ בַבְּרָכָה הַמְּשֻׁלֶּֽשֶׁת בַּתּוֹרָה הַכְּתוּבָה עַל יְדֵי משֶׁה עַבְדֶּֽךָ, הָאֲמוּרָה מִפִּי אַהֲרֹן וּבָנָיו, כֹּהֲנִים עַם קְדוֹשֶֽׁךָ, כָּאָמוּר: יְבָרֶכְךָ יְיָ וְיִשְׁמְרֶֽךָ. יָאֵר יְיָ פָּנָיו אֵלֶֽיךָ וִיחֻנֶּֽךָּ. יִשָּׂא יְיָ פָּנָיו אֵלֶֽיךָ, וְיָשֵׂם לְךָ שָׁלוֹם.</text:p>
      <text:p text:style-name="P1">שִׂים שָׁלוֹם, טוֹבָה וּבְרָכָה, חַיִים חֵן וָחֶֽסֶד וְרַחֲמִים, עָלֵֽינוּ וְעַל כׇּל יִשְׂרָאֵל עַמֶּֽךָ. בָּרְכֵֽנוּ אָבִֽינוּ, כֻּלָּֽנוּ כְּאֶחָד, בְּאוֹר פָּנֶֽיךָ; כִּי בְאוֹר פָּנֶֽיךָ נָתַֽתָּ לָּֽנוּ, יְיָ אֱלֹהֵֽינוּ, תּוֹרַת חַיִּים וְאַהֲבַת חֶֽסֶד, וּצְדָקָה וּבְרָכָה וְרַחֲמִים, וְחַיִּים וְשָׁלוֹם. וְטוֹב בְּעֵינֶֽיךָ לְבָרֵךְ אֶת עַמְּךָ יִשְׂרָאֵל, בְּכׇל עֵת וּבְכׇל שָׁעָה בִּשְׁלוֹמֶֽךָ. בָּרוּךְ אַתָּה, יְיָ, הַמְבָרֵךְ אֶת עַמּוֹ יִשְׂרָאֵל בַּשָּׁלוֹם.</text:p>
      <text:p text:style-name="P1"/>
      <text:p text:style-name="P1">אֱלֹהַי, נְצוֹר לְשׁוֹנִי מֵרָע, וּשְׂפָתַי מִדַּבֵּר מִרְמָה, וְלִמְקַלְלַי נַפְשִׁי תִדּוֹם, וְנַפְשִׁי כֶּעָפָר לַכֹּל תִּהְיֶה. פְּתַח לִבִּי בְּתוֹרָתֶֽךָ, וּבְמִצְוֺתֶֽיךָ תִּרְדּוֹף נַפְשִׁי; וְכֹל הַחוֹשְׁבִים עָלַי רָעָה, מְהֵרָה הָפֵר עֲצָתָם וְקַלְקֵל מַחֲשַׁבְתָּם. עֲשֵׂה לְמַֽעַן שְׁמֶֽךָ, עֲשֵׂה לְמַֽעַן יְמִינֶֽךָ, עֲשֵׂה לְמַֽעַן קְדֻשָּׁתֶֽךָ, עֲשֵׂה לְמַֽעַן תּוֹרָתֶֽךָ. לְמַֽעַן יֵחָלְצוּן יְדִידֶֽיךָ, הוֹשִֽׁיעָה יְמִינְךָ וַעֲנֵֽנִי. יִהְיוּ לְרָצוֹן אִמְרֵי פִי וְהֶגְיוֹן לִבִּי לְפָנֶֽיךָ, יְיָ, צוּרִי וְגֹאֲלִי. עֹשֶׂה שָׁלוֹם בִּמְרוֹמָיו, הוּא יַעֲשֶׂה שָׁלוֹם עָלֵֽינוּ וְעַל כׇּל<text:span text:style-name="T4">־</text:span>יִשְׂרָאֵל, וְאִמְרוּ אָמֵן.</text:p>
      <text:p text:style-name="P1"/>
      <text:p text:style-name="P1">יְהִי רָצוֹן מִלְּפָנֶֽיךָ, יְיָ אֱלֹהֵֽינוּ וֵאלֹהֵי אֲבוֹתֵֽינוּ, שֶׁיִּבָּנֶה בֵּית הַמִּקְדָּשׁ בִּמְהֵרָה בְיָמֵֽינוּ, וְתֵן חֶלְקֵֽנוּ בְּתוֹרָתֶֽךָ. וְשָׁם נַעֲבׇדְךָ בְּיִרְאָה, כִּימֵי עוֹלָם וּכְשָׁנִים קַדְמוֹנִיּוֹת. וְעָרְבָה לַייָ מִנְחַת יְהוּדָה וִירוּשָׁלָֽיִם, כִּימֵי עוֹלָם וּכְשָׁנִים קַדְמוֹנִיּוֹת.</text:p>
      <text:p text:style-name="P1">הַיּוֹם יוֹם שַׁבַּת קֹֽדֶשׁ, שֶׁבּוֹ הָיוּ הַלְוִיִּם אוֹמְרִים בְּבֵית הַמִּקְדָּשׁ: מִזְמוֹר שִׁיר לְיוֹם הַשַּׁבָּת. טוֹב לְהֹדוֹת לַייָ, וּלְזַמֵּר לְשִׁמְךָ עֶלְיוֹן. לְהַגִּיד בַּבֹּֽקֶר חַסְדֶּֽךָ, וֶאֱמוּנָתְךָ בַּלֵּילוֹת. עֲלֵי עָשׂוֹר וַעֲלֵי נָֽבֶל, עֲלֵי הִגָּיוֹן בְּכִנּוֹר. כִּי שִׂמַּחְתַּנִי יְיָ בְּפׇעֳלֶֽךָ; בְּמַעֲשֵׂי יָדֶֽיךָ אֲרַנֵּן. מַה גָּדְלוּ מַעֲשֶֽׂיךָ, יְיָ; מְאֹד עָמְקוּ מַחְשְׁבֹתֶֽיךָ. אִישׁ בַּֽעַר לֹא יֵדָע, וּכְסִיל לֹא יָבִין אֶת זֹאת. בִּפְרֹֽחַ רְשָׁעִים כְּמוֹ עֵֽשֶׂב, וַיָּצִֽיצוּ כׇּל פֹּֽעֲלֵי אָֽוֶן, לְהִשָּׁמְדָם עֲדֵי עַד. וְאַתָּה מָרוֹם לְעֹלָם, יְיָ. כִּי הִנֵּה אֹיְבֶֽיךָ, יְיָ, כִּי הִנֵּה אֹיְבֶֽיךָ יֹאבֵדוּ, יִתְפָּרְדוּ כׇּל פֹּֽעֲלֵי אָֽוֶן. וַתָּֽרֶם כִּרְאֵים קַרְנִי; בַּלֹּֽתִי בְּשֶֽׁמֶן רַעֲנָן. וַתַּבֵּט <text:bookmark text:name="421"/>עֵינִי בְּשׁוּרָי, בַּקָּמִים עָלַי מְרֵעִים תִּשְׁמַֽעְנָה אׇזְנָי. צַדִּיק כַּתָּמָר יִפְרָח, כְּאֶֽרֶז בַּלְּבָנוֹן יִשְׂגֶּה. שְׁתוּלִים בְּבֵית יְיָ, בְּחַצְרוֹת אֱלֹהֵֽינוּ יַפְרִֽיחוּ עוֹד יְנוּבוּן בְּשֵׂיבָה, דְּשֵׁנִים וְרַעֲנַנִּים יִהְיוּ. לְהַגִּיד כִּי יָשָׁר יְיָ; צוּרִי, וְלֹא עַוְלָֽתָה בּוֹ. </text:p>
      <text:p text:style-name="P1"/>
      <text:p text:style-name="P1">אֵין כָּמֽוֹךָ בָאֱלֹהִים, אֲדֹנָי, וְאֵין כְּמַעֲשֶֽׂיךָ. מַלְכוּתְךָ מַלְכוּת כׇּל עֹלָמִים, וּמֶמְשַׁלְתְּךָ בְּכׇל דּוֹר וָדֹר. יְיָ מֶֽלֶךְ, יְיָ מָלָךְ, יְיָ יִמְלֹךְ לְעֹלָם וָעֶד. יְיָ עֹז לְעַמּוֹ יִתֵּן, יְיָ יְבָרֵךְ אֶת עַמּוֹ בַשָּׁלוֹם. <text:bookmark text:name="363"/>אָב הָרַחֲמִים, הֵיטִֽיבָה בִרְצוֹנְךָ אֶת צִיּוֹן, תִּבְנֶה חוֹמוֹת יְרוּשָׁלָֽיִם. כִּי בְךָ לְבַד בָּטָֽחְנוּ, מֶֽלֶךְ אֵל רָם וְנִשָּׂא, אֲדוֹן עוֹלָמִים. </text:p>
      <text:p text:style-name="P1"><text:soft-page-break/>וַיְהִי בִּנְסֹֽעַ הָאָרֹן וְיֹֽאמֶר משֶׁה: קוּמָה יְיָ, וְיָפֻֽצוּ אֹיְבֶֽיךָ, וְיָנֻֽסוּ מְשַׂנְאֶֽיךָ מִפָּנֶֽיךָ. כִּי מִצִּיּוֹן תֵּצֵא תוֹרָה, וּדְבַר יְיָ מִירוּשָׁלָֽיִם. בָּרוּךְ שֶׁנָּתַן תּוֹרָה לְעַמּוֹ יִשְׂרָאֵל בִּקְדֻשָּׁתוֹ. </text:p>
      <text:p text:style-name="P1"><text:span text:style-name="T6">ביום טוב שלא בשבת מוסיפים</text:span><text:span text:style-name="T5">:</text:span></text:p>
      <text:p text:style-name="P1">(יְיָ, יְיָ אֵל רַחוּם וְחַנּוּן, אֶֽרֶךְ אַפַּֽיִם, וְרַב חֶֽסֶד וֶאֱמֶת; נֹצֵר‏ חֶֽסֶד לָאֲלָפִים, נֹשֵׂא עָוֺן וָפֶֽשַׁע וְחַטָּאָה, וְנַקֵּה. </text:p>
      <text:p text:style-name="P1">רִבּוֹנוֹ שֶׁל עוֹלָם, מַלֵּא מִשְׁאֲלוֹת לִבִּי לְטוֹבָה, וְהָפֵק רְצוֹנִי וְתֵן שְׁאֵלָתִי, לִי עַבְדְּךָ בֶּן אֲמָתֶֽךָ, וְזַכֵּֽנִי (וְאֶת אִשְׁתִּי וּבָנַי וּבְנוֹתַי) לַעֲשׂוֹת רְצוֹנְךָ בְּלֵבָב שָׁלֵם. וּמַלְּטֵֽנוּ מִיֵּֽצֶר הָרָע, וְתֵן חֶלְקֵֽנוּ בְּתוֹרָתֶֽךָ, וְזַכֵּֽנוּ שֶׁתִּשְׁרֶה שְׁכִינָתְךָ עָלֵֽינוּ, וְהוֹפַע עָלֵֽינוּ רֽוּחַ חׇכְמָה וּבִינָה, רֽוּחַ עֵצָה וּגְבוּרָה, רֽוּחַ דַּֽעַת וְיִרְאַת יְיָ. וְכֵן יְהִי רָצוֹן מִלְּפָנֶֽיךָ, יְיָ אֱלֹהֵֽינוּ וֵאלֹהֵי אֲבוֹתֵֽינוּ, שֶׁתְּזַכֵּֽנוּ לַעֲשׂוֹת מַעֲשִׂים טוֹבִים בְּעֵינֶֽיךָ וְלָלֶֽכֶת בְּדַרְכֵי יְשָׁרִים לְפָנֶֽיךָ. וְקַדְּשֵֽׁנוּ בְּמִצְוֺתֶֽיךָ, כְּדֵי שֶׁנִּזְכֶּה לְחַיִּים טוֹבִים וַאֲרֻכִּים וּלְחַיֵּי הָעוֹלָם הַבָּא; וְתִשְׁמְרֵֽנוּ מִמַּעֲשִׂים רָעִים וּמִשָּׁעוֹת רָעוֹת הַמִּתְרַגְּשׁוֹת לָבֹא לָעוֹלָם. וְהַבּוֹטֵֽחַ בַּייָ חֶֽסֶד יְסוֹבְבֶֽנּוּ. אָמֵן. </text:p>
      <text:p text:style-name="P1">יִהְיוּ לְרָצוֹן אִמְרֵי פִי וְהֶגְיוֹן לִבִּי לְפָנֶֽיךָ, יְיָ, צוּרִי וְגֹאֲלִי. </text:p>
      <text:p text:style-name="P1">וַאֲנִי תְפִלָּתִי־לְךָ, יְיָ, עֵת רָצוֹן; אֱלֹהִים, בְּרׇב־חַסְדֶּֽךָ, עֲנֵֽנִי בֶּאֱמֶת יִשְׁעֶֽךָ.) <text:bookmark text:name="365"/></text:p>
      <text:p text:style-name="P1"><text:a xlink:type="simple" xlink:href="https://he.wikisource.org/wiki/זוהר_חלק_יז#בריך_שמיה" text:style-name="Internet_20_link" text:visited-style-name="Visited_20_Internet_20_Link"><text:span text:style-name="T8">זוהר</text:span></text:a><text:a xlink:type="simple" xlink:href="https://he.wikisource.org/wiki/זוהר_חלק_יז#בריך_שמיה" text:style-name="Internet_20_link" text:visited-style-name="Visited_20_Internet_20_Link"><text:span text:style-name="T7">, </text:span></text:a><text:a xlink:type="simple" xlink:href="https://he.wikisource.org/wiki/זוהר_חלק_יז#בריך_שמיה" text:style-name="Internet_20_link" text:visited-style-name="Visited_20_Internet_20_Link"><text:span text:style-name="T8">ויקהל</text:span></text:a></text:p>
      <text:p text:style-name="P1">בְּרִיךְ שְׁמֵהּ דְּמָרֵא עָלְמָא, בְּרִיךְ כִּתְרָךְ וְאַתְרָךְ. יְהֵא רְעוּתָךְ עִם עַמָּךְ יִשְׂרָאֵל לְעָלָם, וּפֻרְקַן יְמִינָךְ אַחֲזִי לְעַמָּךְ בְּבֵית מִקְדְּשָׁךְ; וּלְאַמְטוּיֵא לָֽנָא מִטּוּב נְהוֹרָךְ, וּלְקַבֵּל צְלוֹתָֽנָא בְּרַחֲמִין. יְהֵא רַעֲוָא קֳדָמָךְ, דְּתוֹרִיךְ לָן חַיִּין בְּטִיבוּתָא. וְלֶהֱוֵא אֲנָא פְקִידָא בְּגוֹ צַדִּיקַיָּא, לְמִרְחַם עָלַי וּלְמִנְטַר יָתִי וְיַת כׇּל דִּי לִי, וְדִי לְעַמָּךְ יִשְׂרָאֵל. אַנְתְּ הוּא זָן לְכֹֽלָּא וּמְפַרְנֵס לְכֹֽלָּא; אַנְתְּ הוּא שַׁלִּיט עַל כֹּֽלָּא; אַנְתְּ הוּא דְּשַׁלִּיט עַל מַלְכַיָּא, וּמַלְכוּתָא דִּילָךְ הִיא. אֲנָא עַבְדָּא דְקֻדְשָׁא בְּרִיךְ הוּא, דְּסָגִֽדְנָא קַמֵּהּ וּמִקַּמָּא דִּיקַר אוֹרַיְתֵהּ בְּכׇל עִדָּן וְעִדָּן. לָא עַל אֱנָשׁ רָחִֽצְנָא, וְלָא עַל בַּר אֱלָהִין סָמִֽכְנָא, אֶלָּא בֶּאֱלָהָא דִשְׁמַיָּא, דְּהוּא אֱלָהָא קְשׁוֹט, וְאוֹרַיְתֵהּ קְשׁוֹט, וּנְבִיאֽוֹהִי קְשׁוֹט, וּמַסְגֵּא לְמֶעְבַּד טַבְוָן וּקְשׁוֹט. בֵּהּ אֲנָא רָחֵץ, וְלִשְׁמֵהּ קַדִּישָׁא יַקִּירָא אֲנָא אָמֵר תֻּשְׁבְּחָן. יְהֵא רַעֲוָא קֳדָמָךְ, דְּתִפְתַּח לִבָּאִי בְּאוֹרַיְתָא, וְתַשְׁלֵם מִשְׁאֲלִין דְּלִבָּאִי וְלִבָּא דְכׇל עַמָּךְ יִשְׂרָאֵל, לְטָב וּלְחַיִּין וְלִשְׁלָם. </text:p>
      <text:p text:style-name="P1">שְׁמַע יִשְׂרָאֵל, יְיָ אֱלֹהֵינוּ, יְיָ אֶחָד.</text:p>
      <text:p text:style-name="P1">אֶחָד אֱלֹהֵֽינוּ, גָּדוֹל אֲדוֹנֵֽינוּ, קָדוֹשׁ שְׁמוֹ.</text:p>
      <text:p text:style-name="P1">גַּדְּלוּ לַייָ אִתִּי, וּנְרוֹמְמָה שְׁמוֹ יַחְדָּו<text:span text:style-name="T5">:</text:span></text:p>
      <text:p text:style-name="P1">לְךָ יְיָ הַגְּדֻלָּה וְהַגְּבוּרָה, וְהַתִּפְאֶֽרֶת וְהַנֵּֽצַח וְהַהוֹד, כִּי כֹל בַּשָּׁמַֽיִם וּבָאָֽרֶץ; לְךָ, יְיָ, הַמַּמְלָכָה וְהַמִּתְנַשֵּׂא לְכֹל לְרֹאשׁ. <text:bookmark text:name="367"/>רוֹמְמוּ יְיָ אֱלֺהֵֽינוּ, וְהִשְׁתַּחֲווּ לַהֲדֹם רַגְלָיו, קָדוֹשׁ הוּא. רוֹמְמוּ יְיָ אֱלֺהֵֽינוּ, וְהִשְׁתַּחֲווּ לְהַר קׇדְשׁוֹ, כִּי קָדוֹשׁ יְיָ אֱלֺהֵֽינוּ. </text:p>
      <text:p text:style-name="P1">יְהִי רָצוֹן מִלְּפָנֶֽיךָ, יְיָ אֱלֹהֵֽינוּ וֵאלֹהֵי אֲבוֹתֵֽינוּ, שֶׁתְּחַדֵּשׁ עָלֵֽינוּ אֶת הַחֹֽדֶשׁ הַזֶּה לְטוֹבָה וְלִבְרָכָה; וְתִתֶּן־לָֽנוּ חַיִּים אֲרֻכִּים, חַיִּים שֶׁל שָׁלוֹם, חַיִּים שֶׁל טוֹבָה, חַיִּים שֶׁל בְּרָכָה, חַיִּים שֶׁל פַּרְנָסָה, חַיִּים שֶׁל חִלּוּץ עֲצָמוֹת, חַיִּים שֶׁיֵּשׁ בָּהֶם יִרְאַת שָׁמַֽיִם וְיִרְאַת חֵטְא, חַיִּים שֶׁאֵין בָּהֶם בּוּשָׁה וּכְלִמָּה, חַיִּים שֶׁל עֹֽשֶׁר וְכָבוֹד, חַיִּים שֶׁתְּהִי בָֽנוּ אַהֲבַת תּוֹרָה וְיִרְאַת שָׁמַֽיִם, חַיִּים שֶׁיִּמָּלְאוּ מִשְׁאֲלוֹת לִבֵּֽנוּ לְטוֹבָה, אָמֵן סֶֽלָה. </text:p>
      <text:p text:style-name="P1">מִי שֶׁעָשָׂה נִסִּים לַאֲבוֹתֵֽינוּ וְגָאַל אוֹתָם מֵעַבְדוּת לְחֵרוּת, הוּא יִגְאַל אוֹתָֽנוּ בְּקָרוֹב, וִיקַבֵּץ נִדָּחֵֽינוּ מֵאַרְבַּע כַּנְפוֹת הָאָֽרֶץ, חֲבֵרִים כׇּל יִשְׂרָאֵל, וְנֹאמַר אָמֵן. </text:p>
      <text:p text:style-name="P1">רֹאשׁ חֹֽדֶשׁ (פלוני) יִהְיֶה בְּיוֹם (פלוני) הַבָּא עָלֵֽינוּ וְעַל כׇּל יִשְׂרָאֵל לְטוֹבָה. </text:p>
      <text:p text:style-name="P1">יְחַדְּשֵֽׁהוּ הַקָּדוֹשׁ בָּרוּךְ הוּא עָלֵֽינוּ וְעַל כׇּל עַמּוֹ, בֵּית יִשְׂרָאֵל, לְחַיִּים וּלְשָׁלוֹם, לְשָׂשׂוֹן וּלְשִׂמְחָה, לִישׁוּעָה וּלְנֶחָמָה, וְנֹאמַר אָמֵן. </text:p>
      <text:p text:style-name="P1">יְקוּם פֻּרְקָן מִן שְׁמַיָּא, חִנָּא וְחִסְדָּא וְרַחֲמֵי, וְחַיֵּי אֲרִיכֵי וּמְזוֹנֵי רְוִיחֵי וְסַיַּעְתָּא דִשְׁמַיָּא, וּבַרְיוּת גּוּפָא וּנְהוֹרָא מַעַלְיָא, זַרְעָא חַיָּא וְקַיָּמָא, זַרְעָא דִּי לָא יִפְסֻק וְדִי לָא יִבְטֻל מִפִּתְגָּמֵי אוֹרַיְתָא, לְמָרָנָן וְרַבָּנָן, חֲבוּרָתָא קַדִּישָׁתָא דִּי בְּאַרְעָא דְיִשְׂרָאֵל וְדִי בְּבָבֶל; לְרֵישֵׁי כַלֵּי וּלְרֵישֵׁי גַלְוָתָא, וּלְרֵישֵׁי מְתִיבָתָא וּלְדַיָּנֵי דִי בָבָא; לְכׇל תַּלְמִידֵיהוֹן וּלְכׇל תַּלְמִידֵי תַלְמִידֵיהוֹן, וּלְכׇל מָן דְּעָסְקִין בְּאוֹרַיְתָא. מַלְכָּא דְעָלְמָא יְבָרֵךְ יַתְהוֹן, יְפִישׁ חַיֵּיהוֹן וְיַסְגֵּא יוֹמֵיהוֹן וְיִתֵּן אַרְכָא לִשְׁנֵיהוֹן, וְיִתְפָּרְקוּן וְיִשְׁתֵּזְבוּן מִן כׇּל עָקָא וּמִן כׇּל מַרְעִין בִּישִׁין. מָרָן דִּי בִשְׁמַיָּא יְהֵא בְסַעְדְּהוֹן כׇּל זְמַן וְעִדָּן, וְנֹאמַר אָמֵן. </text:p>
      <text:p text:style-name="P1">יְקוּם פֻּרְקָן מִן שְׁמַיָּא, חִנָּא וְחִסְדָּא וְרַחֲמֵי, וְחַיֵּי אֲרִיכֵי וּמְזוֹנֵי רְוִיחֵי וְסַיַּעְתָּא דִשְׁמַיָּא, וּבַרְיוּת גּוּפָא וּנְהוֹרָא מַעַלְיָא, זַרְעָא חַיָּא וְקַיָּמָא, זַרְעָא דִּי לָא יִפְסֻק וְדִי לָא יִבְטֻל מִפִּתְגָּמֵי אוֹרַיְתָא, לְכׇל קְהָלָא קַדִּישָׁא הָדֵן, רַבְרְבַיָּא עִם זְעֵרַיָּא, טַפְלָא וּנְשַׁיָּא. מַלְכָּא דְעָלְמָא יְבָרֵךְ יַתְכוֹן, יְפִישׁ חַיֵּיכוֹן וְיַסְגֵּא יוֹמֵיכוֹן וְיִתֵּן אַרְכָא לִשְׁנֵיכוֹן, וְתִתְפָּרְקוּן וְתִשְׁתֵּיזְבוּן מִן כׇּל עָקָא וּמִן כׇּל מַרְעִין בִּישִׁין. מָרָן דִּי בִשְׁמַיָא יְהֵא בְסַעְדְּכוֹן כׇּל זְמַן וְעִדָּן, וְנֹאמַר אָמֵן. <text:bookmark text:name="379"/></text:p>
      <text:p text:style-name="P1"><text:soft-page-break/>מִי שֶׁבֵּרַךְ אֲבוֹתֵֽינוּ אַבְרָהָם יִצְחָק וְיַעֲקֹב, הוּא יְבָרֵךְ אֶת כׇּל הַקָּהָל הַקָּדוֹשׁ הַזֶּה עִם כׇּל קְהִלּוֹת הַקֹּֽדֶשׁ, הֵם וּנְשֵׁיהֶם וּבְנֵיהֶם וּבְנוֹתֵיהֶם וְכׇל אֲשֶׁר לָהֶם, וּמִי שֶׁמְּיַחֲדִים בָּתֵּי כְנֵסִיּוֹת לִתְפִלָּה, וּמִי שֶׁבָּאִים בְּתוֹכָם לְהִתְפַּלֵּל, וּמִי שֶׁנּוֹתְנִים נֵר לַמָּאוֹר, וְיַֽיִן לְקִדּוּשׁ וּלְהַבְדָּלָה, וּפַת לָאוֹרְחִים וּצְדָקָה לָעֲנִיִּים, <text:span text:style-name="T5">(</text:span><text:span text:style-name="T6">ש</text:span><text:span text:style-name="T5">"</text:span><text:span text:style-name="T6">ץ</text:span><text:span text:style-name="T5">)</text:span> וְכׇל מִי שֶׁעוֹסְקִים בְּצׇרְכֵי צִבּוּר בֶּאֱמוּנָה. הַקָּדוֹשׁ בָּרוּךְ הוּא יְשַׁלֵּם שְׂכָרָם, וְיָסִיר מֵהֶם כׇּל מַחֲלָה, וְיִרְפָּא לְכׇל גּוּפָם, וְיִסְלַח לְכׇל עֲוֺנָם, וְיִשְׁלַח בְּרָכָה וְהַצְלָחָה בְּכׇל מַעֲשֵׂה יְדֵיהֶם, עִם כׇּל יִשְׂרָאֵל אֲחֵיהֶם, וְנֹאמַר אָמֵן. </text:p>
      <text:p text:style-name="P1">אַב הָרַחֲמִים, שׁוֹכֵן מְרוֹמִים, בְּרַחֲמָיו הָעֲצוּמִים, הוּא יִפְקֹד בְּרַחֲמִים הַחֲסִידִים וְהַיְשָׁרִים וְהַתְּמִימִים, קְהִלּוֹת הַקֹּֽדֶשׁ שֶׁמָּסְרוּ נַפְשָׁם עַל קְדֻשַּׁת הַשֵּׁם, הַנֶּאֱהָבִים וְהַנְּעִימִים בְּחַיֵּיהֶם, וּבְמוֹתָם לֹא נִפְרָֽדוּ. מִנְּשָׁרִים קַֽלּוּ, וּמֵאֲרָיוֹת גָּבֵֽרוּ, לַעֲשׂוֹת רְצוֹן קוֹנָם וְחֵֽפֶץ צוּרָם. יִזְכְּרֵם אֱלֹהֵֽינוּ לְטוֹבָה עִם שְׁאָר צַדִּיקֵי עוֹלָם, וְיִנְקֹם נִקְמַת דַּם עֲבָדָיו הַשָּׁפוּךְ, כַּכָּתוּב בְּתוֹרַת משֶׁה אִישׁ הָאֱלֹהִים: הַרְנִֽינוּ, גוֹיִם, עַמּוֹ, כִּי דַם עֲבָדָיו יִקּוֹם, וְנָקָם יָשִׁיב לְצָרָיו, וְכִפֶּר אַדְמָתוֹ עַמּוֹ. וְעַל יְדֵי עֲבָדֶֽיךָ הַנְּבִיאִים כָּתוּב לֵאמֹר: וְנִקֵּֽיתִי דָּמָם, לֹא נִקֵּֽיתִי, וַייָ שֹׁכֵן בְּצִיּוֹן. וּבְכִתְבֵי הַקֹּֽדֶשׁ נֶאֱמַר: לָֽמָּה יֹאמְרוּ הַגּוֹיִם אַיֵּה אֱלֹהֵיהֶם, יִוָּדַע בַּגּוֹיִם לְעֵינֵֽינוּ נִקְמַת דַּם עֲבָדֶֽיךָ הַשָּׁפוּךְ. <text:span text:style-name="T5">(</text:span><text:span text:style-name="T6">ש</text:span><text:span text:style-name="T5">"</text:span><text:span text:style-name="T6">ץ</text:span><text:span text:style-name="T5">)</text:span> וְאוֹמֵר: כִּי דֹרֵשׁ דָּמִים אוֹתָם זָכָר, לֹא שָׁכַח צַעֲקַת עֲנָוִים. וְאוֹמֵר: יָדִין בַּגּוֹיִם, מָלֵא גְוִיּוֹת, מָֽחַץ רֹאשׁ עַל אֶֽרֶץ רַבָּה, מִנַּֽחַל בַּדֶּֽרֶךְ יִשְׁתֶּה, עַל כֵּן יָרִים רֹאשׁ. </text:p>
      <text:p text:style-name="P1">הוֹדוֹ עַל אֶֽרֶץ וְשָׁמָֽיִם. וַיָּֽרֶם קֶֽרֶן לְעַמּוֹ, תְּהִלָּה לְכׇל חֲסִידָיו, לִבְנֵי יִשְׂרָאֵל עַם קְרֹבוֹ; הַלְלוּ־יָהּ. </text:p>
      <text:p text:style-name="P1">מִזְמוֹר לְדָוִד. הָבוּ לַייָ, בְּנֵי אֵלִים, הָבוּ לַייָ כָּבוֹד וָעֹז; הָבוּ לַייָ כְּבוֹד שְׁמוֹ, הִשְׁתַּחֲווּ לַייָ בְּהַדְרַת קֹֽדֶשׁ. קוֹל יְיָ עַל הַמָּֽיִם, אֵל הַכָּבוֹד הִרְעִים, יְיָ עַל מַֽיִם רַבִּים. קוֹל יְיָ בַּכֹּֽחַ, קוֹל יְיָ בֶּהָדָר. קוֹל יְיָ שֹׁבֵר אֲרָזִים, וַיְשַׁבֵּר יְיָ אֶת אַרְזֵי הַלְּבָנוֹן. וַיַּרְקִידֵם כְּמוֹ עֵֽגֶל, לְבָנוֹן וְשִׂרְיֹן כְּמוֹ בֶן־רְאֵמִים. קוֹל יְיָ חֹצֵב לַהֲבוֹת אֵשׁ. קוֹל יְיָ יָחִיל מִדְבָּר, יָחִיל יְיָ מִדְבַּר קָדֵֽשׁ. קוֹל יְיָ יְחוֹלֵל אַיָּלוֹת, וַיֶּחֱשֹׂף יְעָרוֹת, וּבְהֵיכָלוֹ כֻּלּוֹ אֹמֵר כָּבוֹד. <text:span text:style-name="T5">(</text:span><text:span text:style-name="T6">ש</text:span><text:span text:style-name="T5">"</text:span><text:span text:style-name="T6">ץ</text:span><text:span text:style-name="T5">)</text:span> יְיָ לַמַּבּוּל יָשָׁב, וַיֵּֽשֶׁב יְיָ מֶֽלֶךְ לְעוֹלָם. יְיָ עֹז לְעַמּוֹ יִתֵּן; יְיָ יְבָרֵךְ אֶת עַמּוֹ בַשָּׁלוֹם. </text:p>
      <text:p text:style-name="P1">וּבְנֻחֹה יֹאמַר: שׁוּבָה, יְיָ, רִבְבוֹת אַלְפֵי יִשְׂרָאֵל. קוּמָה יְיָ לִמְנוּחָתֶֽךָ, אַתָּה וַאֲרוֹן עֻזֶּֽךָ. כֹּהֲנֶֽיךָ יִלְבְּשׁוּ צֶֽדֶק, וַחֲסִידֶֽיךָ יְרַנֵּֽנוּ. בַּֽעֲבוּר דָּוִד עַבְדֶּֽךָ, אַל תָּשֵׁב פְּנֵי מְשִׁיחֶֽךָ. כִּי לֶֽקַח טוֹב נָתַֽתִּי לָכֶם, תּוֹרָתִי אַל תַּעֲזֹֽבוּ. עֵץ חַיִּים הִיא לַמַּחֲזִיקִים בָּהּ, וְתֹמְכֶֽיהָ מְאֻשָּׁר. דְּרָכֶֽיהָ דַרְכֵי נֹֽעַם, וְכׇל נְתִיבוֹתֶֽיהָ שָׁלוֹם. הֲשִׁיבֵֽנוּ יְיָ אֵלֶֽיךָ, וְנָשֽׁוּבָה; חַדֵּשׁ יָמֵֽינוּ כְּקֶֽדֶם. </text:p>
      <text:p text:style-name="P1"><text:span text:style-name="T6">בחזרת הש</text:span><text:span text:style-name="T5">"</text:span><text:span text:style-name="T6">ץ אומרים קדושה</text:span><text:span text:style-name="T5">:</text:span></text:p>
      <text:p text:style-name="P1">נַעֲרִיצְךָ וְנַקְדִישְׁךָ כְּסוֹד שִֽׂיחַ שַׂרְפֵי קֹֽדֶשׁ הַמַּקְדִּישִׁים שִׁמְךָ בַּקֹּֽדֶשׁ, כַּכָּתוּב עַל יַד נְבִיאֶֽךָ: וְקָרָא זֶה אֶל זֶה וְאָמַר: </text:p>
      <text:p text:style-name="P1">קָדוֹשׁ, קָדוֹשׁ, קָדוֹשׁ יְיָ צְבָאוֹת; מְלֹא כׇל הָאָרֶץ כְּבוֹדוֹ.</text:p>
      <text:p text:style-name="P1">כְּבוֹדוֹ מָלֵא עוֹלָם; מְשָׁרְתָיו שׁוֹאֲלִים זֶה לָזֶה אַיֵּה מְקוֹם כְּבוֹדוֹ; לְעֻמָּתָם בָּרוּךְ יֹאמֵֽרוּ– </text:p>
      <text:p text:style-name="P1">בָּרוּךְ כְּבוֹד יְיָ מִמְּקוֹמוֹ.</text:p>
      <text:p text:style-name="P1">מִמְּקוֹמוֹ הוּא יִֽפֶן בְּרַחֲמִים, וְיָחֹן עַם הַמְּיַחֲדִים שְׁמוֹ; עֶֽרֶב וָבֹֽקֶר, בְּכׇל יוֹם תָּמִיד, פַּעֲמַֽיִם בְּאַהֲבָה שְׁמַע אוֹמְרִים– </text:p>
      <text:p text:style-name="P1">שְׁמַע יִשְׂרָאֵל, יְיָ אֱלֹהֵֽינוּ, יְיָ אֶחָד.</text:p>
      <text:p text:style-name="P1">הוּא אֱלֹהֵֽינוּ, הוּא אָבִֽינוּ, הוּא מַלְכֵּֽנוּ, הוּא מוֹשִׁיעֵֽנוּ, וְהוּא יַשְׁמִיעֵֽנוּ בְּרַחֲמָיו שֵׁנִית לְעֵינֵי כׇּל חַי: לִהְיוֹת לָכֶם לֵאלֹהִים– </text:p>
      <text:p text:style-name="P1">אֲנִי יְיָ אֱלֹהֵיכֶם.</text:p>
      <text:p text:style-name="P1">וּבְדִבְרֵי קׇדְשְׁךָ כָּתוּב לֵאמֹר:</text:p>
      <text:p text:style-name="P1">יִמְלֹךְ יְיָ לְעוֹלָם, אֱלֹהַֽיִךְ צִיּוֹן לְדֹר וָדֹר; הַלְלוּיָהּ.</text:p>
      <text:p text:style-name="P1"><text:span text:style-name="T6">ש</text:span><text:span text:style-name="T5">"</text:span><text:span text:style-name="T6">ץ</text:span><text:span text:style-name="T5">:</text:span></text:p>
      <text:p text:style-name="P1">לְדוֹר וָדוֹר נָגִיד גׇּדְלֶֽךָ, וּלְנֵֽצַח נְצָחִים קְדֻשָּׁתְךָ נַקְדִּישׁ, וְשִׁבְחֲךָ אֱלֹהֵֽינוּ מִפִּֽינוּ לֹא יָמוּשׁ לְעוֹלָם וָעֶד, כִּי אֵל מֶֽלֶךְ גָּדוֹל וְקָדוֹשׁ אָֽתָּה. * בָּרוּךְ אַתָּה, יְיָ, הָאֵל הַקָּדוֹשׁ. </text:p>
      <text:p text:style-name="P1">אַתָּה קָדוֹשׁ וְשִׁמְךָ קָדוֹשׁ, וּקְדוֹשִׁים בְּכׇל יוֹם יְהַלְלֽוּךָ סֶּֽלָה. * בָּרוּךְ אַתָּה, יְיָ, הָאֵל הַקָּדוֹשׁ. </text:p>
      <text:p text:style-name="P1">תִּכַּֽנְתָּ שַׁבָּת, רָצִֽיתָ קׇרְבְּנוֹתֶֽיהָ. צִוִּֽיתָ פֵּרוּשֶֽׁיהָ עִם סִדּוּרֵי נְסָכֶֽיהָ. מְעַנְּגֶֽיהָ לְעוֹלָם כָּבוֹד יִנְחָֽלוּ; טוֹעֲמֶֽיהָ חַיִּים זָכוּ; וְגַם הָאוֹהֲבִים דְּבָרֶֽיהָ גְּדֻלָּה בָּחָֽרוּ. אָז מִסִּינַי נִצְטַוּוּ עליה. וַתְּצַוֵּֽנוּ, יְיָ אֱלֹהֵֽינוּ, לְהַקְרִיב בָּהּ קׇרְבַּן מוּסַף שַׁבָּת כָּרָאוּי. יְהִי רָצוֹן מִלְּפָנֶֽיךָ, יְיָ אֱלֹהֵֽינוּ וֵאלֹהֵי אֲבוֹתֵֽינוּ, שֶׁתַּעֲלֵֽנוּ בְשִׂמְחָה לְאַרְצֵֽנוּ, וְתִטָּעֵֽנוּ בִּגְבוּלֵֽנוּ; וְשָׁם נַעֲשֶׂה לְפָנֶֽיךָ אֶת קׇרְבְּנוֹת חוֹבוֹתֵֽינוּ, תְּמִידִים כְּסִדְרָם וּמוּסָפִים כְּהִלְכָתָם. וְאֶת מוּסַף יוֹם הַשַּׁבָּת הַזֶּה נַעֲשֶׂה וְנַקְרִיב לְפָנֶֽיךָ בְּאַהֲבָה, כְּמִצְוַת רְצוֹנֶֽךָ, כְּמוֹ שֶׁכָּתַֽבְתָּ עָלֵֽינוּ בְּתוֹרָתֶֽךָ, עַל יְדֵי מֹשֶׁה עַבְדֶּֽךָ, מִפִּי כְבוֹדֶֽךָ כָּאָמוּר: </text:p>
      <text:p text:style-name="P1"><text:soft-page-break/>וּבְיוֹם הַשַּׁבָּת, שְׁנֵי כְבָשִׂים בְּנֵי שָׁנָה תְּמִימִם; וּשְׁנֵי עֶשְׂרֹנִים סֹֽלֶת, מִנְחָה בְּלוּלָה בַשֶּֽׁמֶן, וְנִסְכּוֹ. עֹלַת שַׁבַּת בְּשַׁבַּתּוֹ, עַל עֹלַת הַתָּמִיד וְנִסְכָּהּ. </text:p>
      <text:p text:style-name="P1">יִשְׂמְחוּ בְמַלְכוּתְךָ שׁוֹמְרֵי שַׁבָּת וְקֽוֹרְאֵי עֹֽנֶג, עַם מְקַדְּשֵׁי שְׁבִיעִי, כֻּלָּם יִשְׂבְּעוּ וְיִתְעַנְּגוּ מִטּוּבֶֽךָ; וְהַשְּׁבִיעִי רָצִֽיתָ בּוֹ וְקִדַּשְׁתּוֹ, חֶמְדַּת יָמִים אוֹתוֹ קָרָֽאתָ, זֵֽכֶר לְמַעֲשֵׂה בְרֵאשִׁית. </text:p>
      <text:p text:style-name="P1">אֱלֹהֵֽינוּ וֵאלֹהֵי אֲבוֹתֵֽינוּ, רְצֵה בִמְנוּחָתֵֽנוּ. קַדְּשֵֽׁנוּ בְּמִצְוֺתֶֽיךָ, וְתֵן חֶלְקֵֽנוּ בְּתוֹרָתֶֽךָ; שַׂבְּעֵֽנוּ מִטּוּבֶֽךָ, וְשַׂמְּחֵֽנוּ בִּישׁוּעָתֶֽךָ; וְטַהֵר לִבֵּֽנוּ לְעׇבְדְּךָ בֶּאֱמֶת; וְהַנְחִילֵֽנוּ, יְיָ אֱלֹהֵֽינוּ, בְּאַהֲבָה וּבְרָצוֹן שַׁבַּת קׇדְשֶֽׁךָ, וְיָנֽוּחוּ בָהּ יִשְׂרָאֵל מְקַדְּשֵׁי שְׁמֶֽךָ. בָּרוּךְ אַתָּה, יְיָ, מְקַדֵּשׁ הַשַּׁבָּת. <text:span text:style-name="T6">ממשיכים </text:span><text:span text:style-name="T5">"</text:span><text:span text:style-name="T6">רְצֵה</text:span><text:span text:style-name="T5">" </text:span><text:span text:style-name="T6">בעמוד </text:span><text:span text:style-name="T5">399.</text:span> <text:bookmark text:name="397"/></text:p>
      <text:p text:style-name="P1"><text:span text:style-name="T6">בשבת ראש חודש</text:span><text:span text:style-name="T5">:</text:span></text:p>
      <text:p text:style-name="P1">(אַתָּה יָצַֽרְתָּ עוֹלָמְךָ מִקֶּֽדֶם; כִּלִּֽיתָ מְלַאכְתְּךָ בַּיּוֹם הַשְּׁבִיעִי. אָהַֽבְתָּ אוֹתָֽנוּ וְרָצִֽיתָ בָּֽנוּ, וְרוֹמַמְתָּֽנוּ מִכׇּל הַלְּשׁוֹנוֹת, וְקִדַּשְׁתָּֽנוּ בְּמִצְוֺתֶֽיךָ, וְקֵרַבְתָּֽנוּ מַלְכֵּֽנוּ לַעֲבוֹדָתֶֽךָ, וְשִׁמְךָ הַגָּדוֹל וְהַקָּדוֹשׁ עָלֵֽינוּ קָרָֽאתָ; וַתִּתֶּן־לָֽנוּ, יְיָ אֱלֹהֵֽינוּ, בְּאַהֲבָה, שַׁבָּתוֹת לִמְנוּחָה וְרָאשֵׁי חֳדָשִׁים לְכַפָּרָה. וּלְפִי שֶׁחָטָֽאנוּ לְפָנֶֽיךָ, אֲנַחְנוּ וַאֲבוֹתֵֽינוּ, חָרְבָה עִירֵֽנוּ, וְשָׁמֵם בֵּית מִקְדָּשֵֽׁנוּ, וְגָלָה יְקָרֵֽנוּ, וְנֻטַּל כָּבוֹד מִבֵּית חַיֵּֽינוּ, וְאֵין אֲנַֽחְנוּ יְכוֹלִים לַעֲשׂוֹת חוֹבוֹתֵֽינוּ בְּבֵית בְּחִירָתֶֽךָ, בַּבַּֽיִת הַגָּדוֹל וְהַקָּדוֹשׁ שֶׁנִּקְרָא שִׁמְךָ עָלָיו, מִפְּנֵי הַיָּד שֶׁנִּשְׁתַּלְּחָה בְּמִקְדָּשֶֽׁךָ. יְהִי רָצוֹן מִלְּפָנֶֽיךָ, יְיָ אֱלֹהֵֽינוּ וֵאלֹהֵי אֲבוֹתֵֽינוּ, שֶׁתַּעֲלֵֽנוּ בְשִׂמְחָה לְאַרְצֵֽנוּ, וְתִטָּעֵֽנוּ בִּגְבוּלֵֽנוּ; וְשָׁם נַעֲשֶׂה לְפָנֶֽיךָ אֶת קׇרְבְּנוֹת חוֹבוֹתֵֽינוּ, תְּמִידִים כְּסִדְרָם וּמוּסָפִים כְּהִלְכָתָם. וְאֶת מוּסְפֵי יוֹם הַשַּׁבָּת הַזֶּה וְיוֹם רֹאשׁ הַחֹֽדֶשׁ הַזֶּה נַעֲשֶׂה וְנַקְרִיב לְפָנֶֽיךָ בְּאַהֲבָה, כְּמִצְוַת רְצוֹנֶֽךָ, כְּמוֹ שֶׁכָּתַבְתָּ עָלֵֽינוּ בְּתוֹרָתֶֽךָ, עַל יְדֵי מֹשֶׁה עַבְדֶּֽךָ, מִפִּי כְבוֹדֶֽךָ, כָּאָמוּר: </text:p>
      <text:p text:style-name="P1">וּבְיוֹם הַשַּׁבָּת, שְׁנֵי כְבָשִׂים בְּנֵי שָׁנָה תְּמִימִם; וּשְׁנֵי עֶשְׂרֹנִים סֹֽלֶת, מִנְחָה בְּלוּלָה בַשֶּֽׁמֶן, וְנִסְכּוֹ. עֹלַת שַׁבַּת בְּשַׁבַּתּוֹ, עַל עֹלַת הַתָּמִיד וְנִסְכָּהּ. </text:p>
      <text:p text:style-name="P1">וּבְרָאשֵׁי חׇדְשֵׁיכֶם תַּקְרִֽיבוּ עֹלָה לַייָ: פָּרִים בְּנֵי בָקָר שְׁנַֽיִם, וְאַֽיִל אֶחָד, כְּבָשִׂים בְּנֵי שָׁנָה שִׁבְעָה, תְּמִימִים. </text:p>
      <text:p text:style-name="P1">וּמִנְחָתָם וְנִסְכֵּיהֶם, כִּמְדֻבָּר; שְׁלֹשָׁה עֶשְׂרֹנִים לַפָּר, וּשְׁנֵי עֶשְׂרֹנִים לָאָֽיִל, וְעִשָּׂרוֹן לַכֶּֽבֶשׂ, וְיַֽיִן כְּנִסְכּוֹ, וְשָׂעִיר לְכַפֵּר, וּשְׁנֵי תְמִידִים כְּהִלְכָתָם. <text:bookmark text:name="399"/>יִשְׂמְחוּ בְמַלְכוּתְךָ שׁוֹמְרֵי שַׁבָּת וְקֽוֹרְאֵי עֹֽנֶג, עַם מְקַדְּשֵׁי שְׁבִיעִי, כֻּלָּם יִשְׂבְּעוּ וְיִתְעַנְּגוּ מִטּוּבֶֽךָ; וְהַשְּׁבִיעִי רָצִֽיתָ בּוֹ וְקִדַּשְׁתּוֹ, חֶמְדַּת יָמִים אוֹתוֹ קָרָֽאתָ, זֵֽכֶר לְמַעֲשֵׂה בְרֵאשִׁית. </text:p>
      <text:p text:style-name="P1">אֱלֹהֵֽינוּ וֵאלֹהֵי אֲבוֹתֵֽינוּ, רְצֵה בִמְנוּחָתֵֽנוּ, וְחַדֵּשׁ עָלֵֽינוּ בְּיוֹם הַשַּׁבָּת הַזֶּה אֶת הַחֹֽדֶשׁ הַזֶּה לְטוֹבָה וְלִבְרָכָה, לְשָׂשׁוֹן וּלְשִׂמְחָה, לִישׁוּעָה וּלְנֶחָמָה, לְפַרְנָסָה וּלְכַלְכָּלָה, לְחַיִּים טוֹבִים וּלְשָׁלוֹם, לִמְחִֽילַת חֵטְא וְלִסְלִיחַת עָוֺן (<text:span text:style-name="T6">בשנה מעוברת</text:span><text:span text:style-name="T5">:</text:span> וּלְכַפָּֽרַת פָּֽשַׁע). כִּי בְעַמְּךָ יִשְׂרָאֵל בָּחַֽרְתָּ מִכׇּל הָאֻמּוֹת, וְשבת קׇדשך לָהֶם הוֹדָֽעְתָּ, וְחֻקֵּי רָאשֵׁי חֳדָשִׁים לָהֶם קָבָֽעְתָּ. בָּרוּךְ אַתָּה, יְיָ, מְקַדֵּשׁ הַשַּׁבָּת וְיִשְׂרָאֵל וְרָאשֵׁי חֳדָשִׁים.) <text:s/></text:p>
      <text:p text:style-name="P1">אֵין כֵּאלֹהֵֽינוּ, אֵין כַּאדוֹנֵֽנוּ, אֵין כְּמַלְכֵּֽנוּ, אֵין כְּמוֹשִׁיעֵֽנוּ. מִי כֵאלֹהֵֽינוּ, מִי כַאדוֹנֵֽנוּ, מִי כְמַלְכֵּֽנוּ, מִי כְמוֹשִׁיעֵֽנוּ. נוֹדֶה לֵאלֹהֵֽינוּ, נוֹדֶה לַאדוֹנֵֽנוּ, נוֹדֶה לְמַלְכֵּֽנוּ, נוֹדֶה לְמוֹשִׁיעֵֽנוּ. בָּרוּךְ אֱלֹהֵֽינוּ, בָּרוּךְ אֲדוֹנֵֽנוּ, בָּרוּךְ מַלְכֵּֽנוּ, בָּרוּךְ מוֹשִׁיעֵֽנוּ. אַתָּה הוּא אֱלֹהֵֽינוּ, אַתָּה הוּא אֲדוֹנֵֽנוּ, אַתָּה הוּא מַלְכֵּֽנוּ, אַתָּה הוּא מוֹשִׁיעֵֽנוּ. אַתָּה הוּא שֶׁהִקְטִֽרוּ אֲבוֹתֵֽינוּ לְפָנֶֽיךָ אֶת קְטֹֽרֶת הַסַּמִּים.</text:p>
      <text:p text:style-name="P1">פִּטּוּם הַקְּטֹֽרֶת: הַצֳּרִי, וְהַצִּפֹּֽרֶן, הַחֶלְבְּנָה וְהַלְּבוֹנָה, מִשְׁקַל שִׁבְעִים שִׁבְעִים מָנֶה; מֹר וּקְצִיעָה, שִׁבֹּֽלֶת נֵרְדְּ וְכַרְכֹּם, מִשְׁקַל שִׁשָּׁה עָשָׂר שִׁשָּׁה עָשָׂר מָנֶה; הַקּשְׁטְ שְׁנֵים עָשָׂר, וְקִלּוּפָה שְׁלֹשָׁה, וְקִנָּמוֹן תִּשְׁעָה, בֹּרִית כַּרְשִׁינָה תִּשְׁעָה קַבִּין; יֵין קַפְרִיסִין סְאִין תְּלָתָא וְקַבִּין תְּלָתָא; וְאִם אֵין לוֹ יֵין קַפְרִיסִין, מֵבִיא חֲמַר חִוַּרְיָן עַתִּיק; מֶֽלַח סְדוֹמִית רֹֽבַע הַקָּב; מַעֲלֵה עָשָׁן כׇּל שֶׁהוּא. רַבִּי נָתָן אוֹמֵר: אַף כִּפַּת הַיַּרְדֵּן כׇּל שֶׁהוּא. וְאִם נָתַן בָּהּ דְּבַשׁ, פְּסָלָהּ; וְאִם חִסַּר אַחַת מִכׇּל סַמָּנֶֽיהָ, חַיָּב מִיתָה. רַבָּן שִׁמְעוֹן בֶּן גַּמְלִיאֵל אוֹמֵר: הַצֳּרִי אֵינוֹ אֶלָּא שְׂרָף הַנּוֹטֵף מֵעֲצֵי הַקְּטָף. בֹּרִית כַּרְשִׁינָה, שֶׁשָּׁפִין בָּהּ אֶת הַצִּפֹּֽרֶן כְּדֵי שֶׁתְּהֵא נָאָה; יֵין קַפְרִיסִין, שֶׁשּׁוֹרִין בּוֹ אֶת הַצִּפֹּֽרֶן כְּדֵי שֶׁתְּהֵא עַזָּה. וַהֲלֹא מֵי רַגְלַֽיִם יָפִין לָהּ, אֶלָּא שֶׁאֵין מַכְנִיסִין מֵי רַגְלַֽיִם בָּעֲזָרָה מִפְּנֵי הַכָּבוֹד.</text:p>
      <text:p text:style-name="P1">הַשִּׁיר שֶׁהָיוּ הַלְוִיִּם אוֹמְרִים בְּבֵית הַמִּקְדָּשׁ.בַּיּוֹם הָרִאשׁוֹן הָיוּ אוֹמְרִים: לַייָ הָאָֽרֶץ וּמְלוֹאָהּ, תֵּבֵל וְיֹֽשְׁבֵי בָהּ. בַּשֵּׁנִי הָיוּ אוֹמְרִים: גָּדוֹל יְיָ וּמְהֻלָּל מְאֹד, בְּעִיר אֱלֹהֵֽינוּ, הַר קׇדְשׁוֹ. בַּשְּׁלִישִׁי הָיוּ אוֹמְרִים: אֱלֹהִים נִצָּב בַּעֲדַת אֵל, בְקֶֽרֶב אֱלֹהִים יִשְׁפֹּט. בָּרְבִיעִי הָיוּ אוֹמְרִים: אֵל נְקָמוֹת, יְיָ, אֵל נְקָמוֹת, הוֹפִֽיעַ. בַּחֲמִישִׁי הָיוּ אוֹמְרִים: הַרְנִֽינוּ לֵאלֹהִים עוּזֵּֽנוּ, הָרִֽיעוּ לֵאלֹהֵי יַעֲקֹב. בַּשִּׁשִּׁי הָיוּ אוֹמְרִים: יְיָ מָלָךְ, גֵּאוּת לָבֵשׁ; לָבֵשׁ יְיָ, עֹז הִתְאַזָּר; אַף תִּכּוֹן תֵּבֵל, בַּל תִּמּוֹט. בַּשַּׁבָּת הָיוּ אוֹמְרִים: מִזְמוֹר שִׁיר לְיוֹם הַשַּׁבָּת. מִזְמוֹר שִׁיר לֶעָתִיד לָבֹא, לְיוֹם שֶׁכֻּלּוֹ שַׁבָּת וּמְנוּחָה, לְחַיֵּי הָעוֹלָמִים.</text:p>
      <text:p text:style-name="P1">תָּנָא דְבֵי אֵלִיָּֽהוּ: כׇּל הַשּׁוֹנֶה הֲלָכוֹת בְּכׇל יוֹם, מֻבְטָח לוֹ שֶׁהוּא בֶּן עוֹלָם הַבָּא, שֶׁנֶּאֱמַר: הֲלִיכוֹת עוֹלָם לוֹ. אַל תִּקְרָא הֲלִיכוֹת אֶלָּא הֲלָכוֹת.</text:p>
      <text:p text:style-name="P1">אָמַר רַבִּי אֶלְעָזָר, אָמַר רַבִּי חֲנִינָא: תַּלְמִידֵי חֲכָמִים מַרְבִּים שָׁלוֹם בָּעוֹלָם, שֶׁנֶּאֱמַר: וְכׇל בָּנַֽיִךְ לִמּוּדֵי יְיָ, וְרַב שְׁלוֹם בָּנָֽיִךְ. אַל תִּקְרָא בָּנָֽיִךְ, אֶלָּא בּוֹנָֽיִךְ. שָׁלוֹם רָב לְאֹהֲבֵי תוֹרָתֶֽךָ, וְאֵין לָֽמוֹ מִכְשֽוֹל. יְהִי שָׁלוֹם בְּחֵילֵךְ, שַׁלְוָה בְּאַרְמְנוֹתָֽיִךְ. (ש"ץ) לְמַֽעַן אַחַי וְרֵעָי, אֲדַבְּרָה נָּא שָׁלוֹם בָּךְ. לְמַֽעַן בֵּית יְיָ אֱלֹהֵֽינוּ, אֲבַקְשָׁה טוֹב לָךְ. יְיָ עֹז לְעַמּוֹ יִתֵּן, יְיָ יְבָרֵךְ אֶת עַמּוֹ בַשָּׁלוֹם.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1" svg:font-family="'Nachlieli CLM'"/>
    <style:font-face style:name="Shlomo" svg:font-family="Shlomo" style:font-pitch="variable"/>
    <style:font-face style:name="Shlomo1" svg:font-family="Shlomo"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achlieli CLM" svg:font-family="'Nachlieli CLM'"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Nachlieli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text-align="justify" style:justify-single-word="false" style:page-number="auto" style:writing-mode="page"/>
      <style:text-properties style:font-size-asian="10.5pt" style:font-name-complex="Shlomo1" style:font-family-complex="Shlomo" style:font-style-name-complex="Regular" style:font-pitch-complex="variable" style:font-size-complex="8pt"/>
    </style:style>
    <style:style style:name="List" style:family="paragraph" style:parent-style-name="Text_20_body" style:class="list">
      <style:text-properties style:font-size-asian="12pt" style:font-name-complex="Nachlieli CLM1"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1"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font-family-complex="'Nachlieli CLM'"/>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han Kasimer</meta:initial-creator>
    <meta:creation-date>2020-10-05T21:21:48.152000000</meta:creation-date>
    <meta:generator>LibreOffice/5.4.5.1$Windows_X86_64 LibreOffice_project/79c9829dd5d8054ec39a82dc51cd9eff340dbee8</meta:generator>
    <dc:date>2020-10-06T21:32:54.004000000</dc:date>
    <dc:creator>Nathan Kasimer</dc:creator>
    <meta:editing-duration>PT34M48S</meta:editing-duration>
    <meta:editing-cycles>5</meta:editing-cycles>
    <meta:document-statistic meta:table-count="0" meta:image-count="0" meta:object-count="0" meta:page-count="7" meta:paragraph-count="113" meta:word-count="4494" meta:character-count="24895" meta:non-whitespace-character-count="20458"/>
  </office:meta>
</office:document-meta>
</file>